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0">
      <style:table-cell-properties fo:background-color="#eeeeee" fo:border="0.74pt solid #000000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Exercice (5)</text:p>
          </table:table-cell>
          <table:table-cell office:value-type="string" calcext:value-type="string">
            <text:p>Exercice 2 (5)</text:p>
          </table:table-cell>
          <table:table-cell office:value-type="string" calcext:value-type="string">
            <text:p>Exercice 3 (12)</text:p>
          </table:table-cell>
          <table:table-cell office:value-type="string" calcext:value-type="string">
            <text:p>Exercice 4 (13)</text:p>
          </table:table-cell>
          <table:table-cell office:value-type="string" calcext:value-type="string">
            <text:p>Exercice 5 (5)</text:p>
          </table:table-cell>
          <table:table-cell office:value-type="string" calcext:value-type="string">
            <text:p>Bonus (2)</text:p>
          </table:table-cell>
          <table:table-cell table:style-name="ce1" office:value-type="string" calcext:value-type="string">
            <text:p>Total</text:p>
          </table:table-cell>
          <table:table-cell table:style-name="ce4"/>
          <table:table-cell table:style-name="Default"/>
        </table:table-row>
        <table:table-row table:style-name="ro1">
          <table:table-cell office:value-type="float" office:value="74512" calcext:value-type="float">
            <text:p>74512</text:p>
          </table:table-cell>
          <table:table-cell table:number-columns-repeated="6"/>
          <table:table-cell table:formula="of:=IF(ISNUMBER([.B2]);SUM([.B2:.G2]);IF(ISBLANK([.B2]);&quot;&quot;;[.B2]))">
            <text:p/>
          </table:table-cell>
          <table:table-cell table:formula="of:=IF(OR([.B2]&gt;5;[.C2]&gt;5;[.D2]&gt;12;[.E2]&gt;13;[.F2]&gt;5;[.G2]&gt;2);&quot;Problème&quot;;&quot;&quot;)">
            <text:p/>
          </table:table-cell>
          <table:table-cell table:formula="of:=IF([.H2]=&quot;&quot;;&quot;&quot;;1)">
            <text:p/>
          </table:table-cell>
        </table:table-row>
        <table:table-row table:style-name="ro1">
          <table:table-cell office:value-type="float" office:value="74513" calcext:value-type="float">
            <text:p>74513</text:p>
          </table:table-cell>
          <table:table-cell table:number-columns-repeated="6"/>
          <table:table-cell table:formula="of:=IF(ISNUMBER([.B3]);SUM([.B3:.G3]);IF(ISBLANK([.B3]);&quot;&quot;;[.B3]))">
            <text:p/>
          </table:table-cell>
          <table:table-cell table:formula="of:=IF(OR([.B3]&gt;5;[.C3]&gt;5;[.D3]&gt;12;[.E3]&gt;13;[.F3]&gt;5;[.G3]&gt;2);&quot;Problème&quot;;&quot;&quot;)">
            <text:p/>
          </table:table-cell>
          <table:table-cell table:formula="of:=IF([.H3]=&quot;&quot;;&quot;&quot;;1)">
            <text:p/>
          </table:table-cell>
        </table:table-row>
        <table:table-row table:style-name="ro1">
          <table:table-cell office:value-type="float" office:value="74514" calcext:value-type="float">
            <text:p>74514</text:p>
          </table:table-cell>
          <table:table-cell table:number-columns-repeated="6"/>
          <table:table-cell table:formula="of:=IF(ISNUMBER([.B4]);SUM([.B4:.G4]);IF(ISBLANK([.B4]);&quot;&quot;;[.B4]))">
            <text:p/>
          </table:table-cell>
          <table:table-cell table:formula="of:=IF(OR([.B4]&gt;5;[.C4]&gt;5;[.D4]&gt;12;[.E4]&gt;13;[.F4]&gt;5;[.G4]&gt;2);&quot;Problème&quot;;&quot;&quot;)">
            <text:p/>
          </table:table-cell>
          <table:table-cell table:formula="of:=IF([.H4]=&quot;&quot;;&quot;&quot;;1)">
            <text:p/>
          </table:table-cell>
        </table:table-row>
        <table:table-row table:style-name="ro1">
          <table:table-cell office:value-type="float" office:value="74515" calcext:value-type="float">
            <text:p>74515</text:p>
          </table:table-cell>
          <table:table-cell table:number-columns-repeated="6"/>
          <table:table-cell table:formula="of:=IF(ISNUMBER([.B5]);SUM([.B5:.G5]);IF(ISBLANK([.B5]);&quot;&quot;;[.B5]))">
            <text:p/>
          </table:table-cell>
          <table:table-cell table:formula="of:=IF(OR([.B5]&gt;5;[.C5]&gt;5;[.D5]&gt;12;[.E5]&gt;13;[.F5]&gt;5;[.G5]&gt;2);&quot;Problème&quot;;&quot;&quot;)">
            <text:p/>
          </table:table-cell>
          <table:table-cell table:formula="of:=IF([.H5]=&quot;&quot;;&quot;&quot;;1)">
            <text:p/>
          </table:table-cell>
        </table:table-row>
        <table:table-row table:style-name="ro1">
          <table:table-cell office:value-type="float" office:value="74516" calcext:value-type="float">
            <text:p>74516</text:p>
          </table:table-cell>
          <table:table-cell table:number-columns-repeated="6"/>
          <table:table-cell table:formula="of:=IF(ISNUMBER([.B6]);SUM([.B6:.G6]);IF(ISBLANK([.B6]);&quot;&quot;;[.B6]))">
            <text:p/>
          </table:table-cell>
          <table:table-cell table:formula="of:=IF(OR([.B6]&gt;5;[.C6]&gt;5;[.D6]&gt;12;[.E6]&gt;13;[.F6]&gt;5;[.G6]&gt;2);&quot;Problème&quot;;&quot;&quot;)">
            <text:p/>
          </table:table-cell>
          <table:table-cell table:formula="of:=IF([.H6]=&quot;&quot;;&quot;&quot;;1)">
            <text:p/>
          </table:table-cell>
        </table:table-row>
        <table:table-row table:style-name="ro1">
          <table:table-cell office:value-type="float" office:value="74517" calcext:value-type="float">
            <text:p>74517</text:p>
          </table:table-cell>
          <table:table-cell table:number-columns-repeated="6"/>
          <table:table-cell table:formula="of:=IF(ISNUMBER([.B7]);SUM([.B7:.G7]);IF(ISBLANK([.B7]);&quot;&quot;;[.B7]))">
            <text:p/>
          </table:table-cell>
          <table:table-cell table:formula="of:=IF(OR([.B7]&gt;5;[.C7]&gt;5;[.D7]&gt;12;[.E7]&gt;13;[.F7]&gt;5;[.G7]&gt;2);&quot;Problème&quot;;&quot;&quot;)">
            <text:p/>
          </table:table-cell>
          <table:table-cell table:formula="of:=IF([.H7]=&quot;&quot;;&quot;&quot;;1)">
            <text:p/>
          </table:table-cell>
        </table:table-row>
        <table:table-row table:style-name="ro1">
          <table:table-cell office:value-type="float" office:value="74518" calcext:value-type="float">
            <text:p>74518</text:p>
          </table:table-cell>
          <table:table-cell table:number-columns-repeated="6"/>
          <table:table-cell table:formula="of:=IF(ISNUMBER([.B8]);SUM([.B8:.G8]);IF(ISBLANK([.B8]);&quot;&quot;;[.B8]))">
            <text:p/>
          </table:table-cell>
          <table:table-cell table:formula="of:=IF(OR([.B8]&gt;5;[.C8]&gt;5;[.D8]&gt;12;[.E8]&gt;13;[.F8]&gt;5;[.G8]&gt;2);&quot;Problème&quot;;&quot;&quot;)">
            <text:p/>
          </table:table-cell>
          <table:table-cell table:formula="of:=IF([.H8]=&quot;&quot;;&quot;&quot;;1)">
            <text:p/>
          </table:table-cell>
        </table:table-row>
        <table:table-row table:style-name="ro1">
          <table:table-cell office:value-type="float" office:value="74519" calcext:value-type="float">
            <text:p>74519</text:p>
          </table:table-cell>
          <table:table-cell table:number-columns-repeated="6"/>
          <table:table-cell table:formula="of:=IF(ISNUMBER([.B9]);SUM([.B9:.G9]);IF(ISBLANK([.B9]);&quot;&quot;;[.B9]))">
            <text:p/>
          </table:table-cell>
          <table:table-cell table:formula="of:=IF(OR([.B9]&gt;5;[.C9]&gt;5;[.D9]&gt;12;[.E9]&gt;13;[.F9]&gt;5;[.G9]&gt;2);&quot;Problème&quot;;&quot;&quot;)">
            <text:p/>
          </table:table-cell>
          <table:table-cell table:formula="of:=IF([.H9]=&quot;&quot;;&quot;&quot;;1)">
            <text:p/>
          </table:table-cell>
        </table:table-row>
        <table:table-row table:style-name="ro1">
          <table:table-cell office:value-type="float" office:value="74520" calcext:value-type="float">
            <text:p>74520</text:p>
          </table:table-cell>
          <table:table-cell table:number-columns-repeated="6"/>
          <table:table-cell table:formula="of:=IF(ISNUMBER([.B10]);SUM([.B10:.G10]);IF(ISBLANK([.B10]);&quot;&quot;;[.B10]))">
            <text:p/>
          </table:table-cell>
          <table:table-cell table:formula="of:=IF(OR([.B10]&gt;5;[.C10]&gt;5;[.D10]&gt;12;[.E10]&gt;13;[.F10]&gt;5;[.G10]&gt;2);&quot;Problème&quot;;&quot;&quot;)">
            <text:p/>
          </table:table-cell>
          <table:table-cell table:formula="of:=IF([.H10]=&quot;&quot;;&quot;&quot;;1)">
            <text:p/>
          </table:table-cell>
        </table:table-row>
        <table:table-row table:style-name="ro1">
          <table:table-cell office:value-type="float" office:value="74521" calcext:value-type="float">
            <text:p>74521</text:p>
          </table:table-cell>
          <table:table-cell table:number-columns-repeated="6"/>
          <table:table-cell table:formula="of:=IF(ISNUMBER([.B11]);SUM([.B11:.G11]);IF(ISBLANK([.B11]);&quot;&quot;;[.B11]))">
            <text:p/>
          </table:table-cell>
          <table:table-cell table:formula="of:=IF(OR([.B11]&gt;5;[.C11]&gt;5;[.D11]&gt;12;[.E11]&gt;13;[.F11]&gt;5;[.G11]&gt;2);&quot;Problème&quot;;&quot;&quot;)">
            <text:p/>
          </table:table-cell>
          <table:table-cell table:formula="of:=IF([.H11]=&quot;&quot;;&quot;&quot;;1)">
            <text:p/>
          </table:table-cell>
        </table:table-row>
        <table:table-row table:style-name="ro1">
          <table:table-cell office:value-type="float" office:value="74522" calcext:value-type="float">
            <text:p>74522</text:p>
          </table:table-cell>
          <table:table-cell table:number-columns-repeated="6"/>
          <table:table-cell table:formula="of:=IF(ISNUMBER([.B12]);SUM([.B12:.G12]);IF(ISBLANK([.B12]);&quot;&quot;;[.B12]))">
            <text:p/>
          </table:table-cell>
          <table:table-cell table:formula="of:=IF(OR([.B12]&gt;5;[.C12]&gt;5;[.D12]&gt;12;[.E12]&gt;13;[.F12]&gt;5;[.G12]&gt;2);&quot;Problème&quot;;&quot;&quot;)">
            <text:p/>
          </table:table-cell>
          <table:table-cell table:formula="of:=IF([.H12]=&quot;&quot;;&quot;&quot;;1)">
            <text:p/>
          </table:table-cell>
        </table:table-row>
        <table:table-row table:style-name="ro1">
          <table:table-cell office:value-type="float" office:value="74523" calcext:value-type="float">
            <text:p>74523</text:p>
          </table:table-cell>
          <table:table-cell table:number-columns-repeated="6"/>
          <table:table-cell table:formula="of:=IF(ISNUMBER([.B13]);SUM([.B13:.G13]);IF(ISBLANK([.B13]);&quot;&quot;;[.B13]))">
            <text:p/>
          </table:table-cell>
          <table:table-cell table:formula="of:=IF(OR([.B13]&gt;5;[.C13]&gt;5;[.D13]&gt;12;[.E13]&gt;13;[.F13]&gt;5;[.G13]&gt;2);&quot;Problème&quot;;&quot;&quot;)">
            <text:p/>
          </table:table-cell>
          <table:table-cell table:formula="of:=IF([.H13]=&quot;&quot;;&quot;&quot;;1)">
            <text:p/>
          </table:table-cell>
        </table:table-row>
        <table:table-row table:style-name="ro1">
          <table:table-cell office:value-type="float" office:value="74524" calcext:value-type="float">
            <text:p>74524</text:p>
          </table:table-cell>
          <table:table-cell table:number-columns-repeated="6"/>
          <table:table-cell table:formula="of:=IF(ISNUMBER([.B14]);SUM([.B14:.G14]);IF(ISBLANK([.B14]);&quot;&quot;;[.B14]))">
            <text:p/>
          </table:table-cell>
          <table:table-cell table:formula="of:=IF(OR([.B14]&gt;5;[.C14]&gt;5;[.D14]&gt;12;[.E14]&gt;13;[.F14]&gt;5;[.G14]&gt;2);&quot;Problème&quot;;&quot;&quot;)">
            <text:p/>
          </table:table-cell>
          <table:table-cell table:formula="of:=IF([.H14]=&quot;&quot;;&quot;&quot;;1)">
            <text:p/>
          </table:table-cell>
        </table:table-row>
        <table:table-row table:style-name="ro1">
          <table:table-cell office:value-type="float" office:value="74525" calcext:value-type="float">
            <text:p>74525</text:p>
          </table:table-cell>
          <table:table-cell table:number-columns-repeated="6"/>
          <table:table-cell table:formula="of:=IF(ISNUMBER([.B15]);SUM([.B15:.G15]);IF(ISBLANK([.B15]);&quot;&quot;;[.B15]))">
            <text:p/>
          </table:table-cell>
          <table:table-cell table:formula="of:=IF(OR([.B15]&gt;5;[.C15]&gt;5;[.D15]&gt;12;[.E15]&gt;13;[.F15]&gt;5;[.G15]&gt;2);&quot;Problème&quot;;&quot;&quot;)">
            <text:p/>
          </table:table-cell>
          <table:table-cell table:formula="of:=IF([.H15]=&quot;&quot;;&quot;&quot;;1)">
            <text:p/>
          </table:table-cell>
        </table:table-row>
        <table:table-row table:style-name="ro1">
          <table:table-cell office:value-type="float" office:value="74526" calcext:value-type="float">
            <text:p>74526</text:p>
          </table:table-cell>
          <table:table-cell table:number-columns-repeated="6"/>
          <table:table-cell table:formula="of:=IF(ISNUMBER([.B16]);SUM([.B16:.G16]);IF(ISBLANK([.B16]);&quot;&quot;;[.B16]))">
            <text:p/>
          </table:table-cell>
          <table:table-cell table:formula="of:=IF(OR([.B16]&gt;5;[.C16]&gt;5;[.D16]&gt;12;[.E16]&gt;13;[.F16]&gt;5;[.G16]&gt;2);&quot;Problème&quot;;&quot;&quot;)">
            <text:p/>
          </table:table-cell>
          <table:table-cell table:formula="of:=IF([.H16]=&quot;&quot;;&quot;&quot;;1)">
            <text:p/>
          </table:table-cell>
        </table:table-row>
        <table:table-row table:style-name="ro1">
          <table:table-cell office:value-type="float" office:value="74527" calcext:value-type="float">
            <text:p>74527</text:p>
          </table:table-cell>
          <table:table-cell table:number-columns-repeated="6"/>
          <table:table-cell table:formula="of:=IF(ISNUMBER([.B17]);SUM([.B17:.G17]);IF(ISBLANK([.B17]);&quot;&quot;;[.B17]))">
            <text:p/>
          </table:table-cell>
          <table:table-cell table:formula="of:=IF(OR([.B17]&gt;5;[.C17]&gt;5;[.D17]&gt;12;[.E17]&gt;13;[.F17]&gt;5;[.G17]&gt;2);&quot;Problème&quot;;&quot;&quot;)">
            <text:p/>
          </table:table-cell>
          <table:table-cell table:formula="of:=IF([.H17]=&quot;&quot;;&quot;&quot;;1)">
            <text:p/>
          </table:table-cell>
        </table:table-row>
        <table:table-row table:style-name="ro1">
          <table:table-cell office:value-type="float" office:value="74528" calcext:value-type="float">
            <text:p>74528</text:p>
          </table:table-cell>
          <table:table-cell table:number-columns-repeated="6"/>
          <table:table-cell table:formula="of:=IF(ISNUMBER([.B18]);SUM([.B18:.G18]);IF(ISBLANK([.B18]);&quot;&quot;;[.B18]))">
            <text:p/>
          </table:table-cell>
          <table:table-cell table:formula="of:=IF(OR([.B18]&gt;5;[.C18]&gt;5;[.D18]&gt;12;[.E18]&gt;13;[.F18]&gt;5;[.G18]&gt;2);&quot;Problème&quot;;&quot;&quot;)">
            <text:p/>
          </table:table-cell>
          <table:table-cell table:formula="of:=IF([.H18]=&quot;&quot;;&quot;&quot;;1)">
            <text:p/>
          </table:table-cell>
        </table:table-row>
        <table:table-row table:style-name="ro1">
          <table:table-cell office:value-type="float" office:value="74529" calcext:value-type="float">
            <text:p>74529</text:p>
          </table:table-cell>
          <table:table-cell table:number-columns-repeated="6"/>
          <table:table-cell table:formula="of:=IF(ISNUMBER([.B19]);SUM([.B19:.G19]);IF(ISBLANK([.B19]);&quot;&quot;;[.B19]))">
            <text:p/>
          </table:table-cell>
          <table:table-cell table:formula="of:=IF(OR([.B19]&gt;5;[.C19]&gt;5;[.D19]&gt;12;[.E19]&gt;13;[.F19]&gt;5;[.G19]&gt;2);&quot;Problème&quot;;&quot;&quot;)">
            <text:p/>
          </table:table-cell>
          <table:table-cell table:formula="of:=IF([.H19]=&quot;&quot;;&quot;&quot;;1)">
            <text:p/>
          </table:table-cell>
        </table:table-row>
        <table:table-row table:style-name="ro1">
          <table:table-cell office:value-type="float" office:value="74530" calcext:value-type="float">
            <text:p>7453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20]);SUM([.B20:.G20]);IF(ISBLANK([.B20]);&quot;&quot;;[.B20]))" office:value-type="float" office:value="7.5" calcext:value-type="float">
            <text:p>7.5</text:p>
          </table:table-cell>
          <table:table-cell table:formula="of:=IF(OR([.B20]&gt;5;[.C20]&gt;5;[.D20]&gt;12;[.E20]&gt;13;[.F20]&gt;5;[.G20]&gt;2);&quot;Problème&quot;;&quot;&quot;)">
            <text:p/>
          </table:table-cell>
          <table:table-cell table:formula="of:=IF([.H20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31" calcext:value-type="float">
            <text:p>74531</text:p>
          </table:table-cell>
          <table:table-cell table:number-columns-repeated="6"/>
          <table:table-cell table:formula="of:=IF(ISNUMBER([.B21]);SUM([.B21:.G21]);IF(ISBLANK([.B21]);&quot;&quot;;[.B21]))">
            <text:p/>
          </table:table-cell>
          <table:table-cell table:formula="of:=IF(OR([.B21]&gt;5;[.C21]&gt;5;[.D21]&gt;12;[.E21]&gt;13;[.F21]&gt;5;[.G21]&gt;2);&quot;Problème&quot;;&quot;&quot;)">
            <text:p/>
          </table:table-cell>
          <table:table-cell table:formula="of:=IF([.H21]=&quot;&quot;;&quot;&quot;;1)">
            <text:p/>
          </table:table-cell>
        </table:table-row>
        <table:table-row table:style-name="ro1">
          <table:table-cell office:value-type="float" office:value="74532" calcext:value-type="float">
            <text:p>74532</text:p>
          </table:table-cell>
          <table:table-cell table:number-columns-repeated="6"/>
          <table:table-cell table:formula="of:=IF(ISNUMBER([.B22]);SUM([.B22:.G22]);IF(ISBLANK([.B22]);&quot;&quot;;[.B22]))">
            <text:p/>
          </table:table-cell>
          <table:table-cell table:formula="of:=IF(OR([.B22]&gt;5;[.C22]&gt;5;[.D22]&gt;12;[.E22]&gt;13;[.F22]&gt;5;[.G22]&gt;2);&quot;Problème&quot;;&quot;&quot;)">
            <text:p/>
          </table:table-cell>
          <table:table-cell table:formula="of:=IF([.H22]=&quot;&quot;;&quot;&quot;;1)">
            <text:p/>
          </table:table-cell>
        </table:table-row>
        <table:table-row table:style-name="ro1">
          <table:table-cell office:value-type="float" office:value="74533" calcext:value-type="float">
            <text:p>74533</text:p>
          </table:table-cell>
          <table:table-cell table:number-columns-repeated="6"/>
          <table:table-cell table:formula="of:=IF(ISNUMBER([.B23]);SUM([.B23:.G23]);IF(ISBLANK([.B23]);&quot;&quot;;[.B23]))">
            <text:p/>
          </table:table-cell>
          <table:table-cell table:formula="of:=IF(OR([.B23]&gt;5;[.C23]&gt;5;[.D23]&gt;12;[.E23]&gt;13;[.F23]&gt;5;[.G23]&gt;2);&quot;Problème&quot;;&quot;&quot;)">
            <text:p/>
          </table:table-cell>
          <table:table-cell table:formula="of:=IF([.H23]=&quot;&quot;;&quot;&quot;;1)">
            <text:p/>
          </table:table-cell>
        </table:table-row>
        <table:table-row table:style-name="ro1">
          <table:table-cell office:value-type="float" office:value="74534" calcext:value-type="float">
            <text:p>74534</text:p>
          </table:table-cell>
          <table:table-cell table:number-columns-repeated="6"/>
          <table:table-cell table:formula="of:=IF(ISNUMBER([.B24]);SUM([.B24:.G24]);IF(ISBLANK([.B24]);&quot;&quot;;[.B24]))">
            <text:p/>
          </table:table-cell>
          <table:table-cell table:formula="of:=IF(OR([.B24]&gt;5;[.C24]&gt;5;[.D24]&gt;12;[.E24]&gt;13;[.F24]&gt;5;[.G24]&gt;2);&quot;Problème&quot;;&quot;&quot;)">
            <text:p/>
          </table:table-cell>
          <table:table-cell table:formula="of:=IF([.H24]=&quot;&quot;;&quot;&quot;;1)">
            <text:p/>
          </table:table-cell>
        </table:table-row>
        <table:table-row table:style-name="ro1">
          <table:table-cell office:value-type="float" office:value="74535" calcext:value-type="float">
            <text:p>74535</text:p>
          </table:table-cell>
          <table:table-cell table:number-columns-repeated="6"/>
          <table:table-cell table:formula="of:=IF(ISNUMBER([.B25]);SUM([.B25:.G25]);IF(ISBLANK([.B25]);&quot;&quot;;[.B25]))">
            <text:p/>
          </table:table-cell>
          <table:table-cell table:formula="of:=IF(OR([.B25]&gt;5;[.C25]&gt;5;[.D25]&gt;12;[.E25]&gt;13;[.F25]&gt;5;[.G25]&gt;2);&quot;Problème&quot;;&quot;&quot;)">
            <text:p/>
          </table:table-cell>
          <table:table-cell table:formula="of:=IF([.H25]=&quot;&quot;;&quot;&quot;;1)">
            <text:p/>
          </table:table-cell>
        </table:table-row>
        <table:table-row table:style-name="ro1">
          <table:table-cell office:value-type="float" office:value="74536" calcext:value-type="float">
            <text:p>74536</text:p>
          </table:table-cell>
          <table:table-cell table:number-columns-repeated="6"/>
          <table:table-cell table:formula="of:=IF(ISNUMBER([.B26]);SUM([.B26:.G26]);IF(ISBLANK([.B26]);&quot;&quot;;[.B26]))">
            <text:p/>
          </table:table-cell>
          <table:table-cell table:formula="of:=IF(OR([.B26]&gt;5;[.C26]&gt;5;[.D26]&gt;12;[.E26]&gt;13;[.F26]&gt;5;[.G26]&gt;2);&quot;Problème&quot;;&quot;&quot;)">
            <text:p/>
          </table:table-cell>
          <table:table-cell table:formula="of:=IF([.H26]=&quot;&quot;;&quot;&quot;;1)">
            <text:p/>
          </table:table-cell>
        </table:table-row>
        <table:table-row table:style-name="ro1">
          <table:table-cell office:value-type="float" office:value="74537" calcext:value-type="float">
            <text:p>74537</text:p>
          </table:table-cell>
          <table:table-cell table:number-columns-repeated="6"/>
          <table:table-cell table:formula="of:=IF(ISNUMBER([.B27]);SUM([.B27:.G27]);IF(ISBLANK([.B27]);&quot;&quot;;[.B27]))">
            <text:p/>
          </table:table-cell>
          <table:table-cell table:formula="of:=IF(OR([.B27]&gt;5;[.C27]&gt;5;[.D27]&gt;12;[.E27]&gt;13;[.F27]&gt;5;[.G27]&gt;2);&quot;Problème&quot;;&quot;&quot;)">
            <text:p/>
          </table:table-cell>
          <table:table-cell table:formula="of:=IF([.H27]=&quot;&quot;;&quot;&quot;;1)">
            <text:p/>
          </table:table-cell>
        </table:table-row>
        <table:table-row table:style-name="ro1">
          <table:table-cell office:value-type="float" office:value="74538" calcext:value-type="float">
            <text:p>74538</text:p>
          </table:table-cell>
          <table:table-cell table:number-columns-repeated="6"/>
          <table:table-cell table:formula="of:=IF(ISNUMBER([.B28]);SUM([.B28:.G28]);IF(ISBLANK([.B28]);&quot;&quot;;[.B28]))">
            <text:p/>
          </table:table-cell>
          <table:table-cell table:formula="of:=IF(OR([.B28]&gt;5;[.C28]&gt;5;[.D28]&gt;12;[.E28]&gt;13;[.F28]&gt;5;[.G28]&gt;2);&quot;Problème&quot;;&quot;&quot;)">
            <text:p/>
          </table:table-cell>
          <table:table-cell table:formula="of:=IF([.H28]=&quot;&quot;;&quot;&quot;;1)">
            <text:p/>
          </table:table-cell>
        </table:table-row>
        <table:table-row table:style-name="ro1">
          <table:table-cell office:value-type="float" office:value="74539" calcext:value-type="float">
            <text:p>74539</text:p>
          </table:table-cell>
          <table:table-cell table:number-columns-repeated="6"/>
          <table:table-cell table:formula="of:=IF(ISNUMBER([.B29]);SUM([.B29:.G29]);IF(ISBLANK([.B29]);&quot;&quot;;[.B29]))">
            <text:p/>
          </table:table-cell>
          <table:table-cell table:formula="of:=IF(OR([.B29]&gt;5;[.C29]&gt;5;[.D29]&gt;12;[.E29]&gt;13;[.F29]&gt;5;[.G29]&gt;2);&quot;Problème&quot;;&quot;&quot;)">
            <text:p/>
          </table:table-cell>
          <table:table-cell table:formula="of:=IF([.H29]=&quot;&quot;;&quot;&quot;;1)">
            <text:p/>
          </table:table-cell>
        </table:table-row>
        <table:table-row table:style-name="ro1">
          <table:table-cell office:value-type="float" office:value="74540" calcext:value-type="float">
            <text:p>74540</text:p>
          </table:table-cell>
          <table:table-cell table:number-columns-repeated="6"/>
          <table:table-cell table:formula="of:=IF(ISNUMBER([.B30]);SUM([.B30:.G30]);IF(ISBLANK([.B30]);&quot;&quot;;[.B30]))">
            <text:p/>
          </table:table-cell>
          <table:table-cell table:formula="of:=IF(OR([.B30]&gt;5;[.C30]&gt;5;[.D30]&gt;12;[.E30]&gt;13;[.F30]&gt;5;[.G30]&gt;2);&quot;Problème&quot;;&quot;&quot;)">
            <text:p/>
          </table:table-cell>
          <table:table-cell table:formula="of:=IF([.H30]=&quot;&quot;;&quot;&quot;;1)">
            <text:p/>
          </table:table-cell>
        </table:table-row>
        <table:table-row table:style-name="ro1">
          <table:table-cell office:value-type="float" office:value="74541" calcext:value-type="float">
            <text:p>74541</text:p>
          </table:table-cell>
          <table:table-cell table:number-columns-repeated="6"/>
          <table:table-cell table:formula="of:=IF(ISNUMBER([.B31]);SUM([.B31:.G31]);IF(ISBLANK([.B31]);&quot;&quot;;[.B31]))">
            <text:p/>
          </table:table-cell>
          <table:table-cell table:formula="of:=IF(OR([.B31]&gt;5;[.C31]&gt;5;[.D31]&gt;12;[.E31]&gt;13;[.F31]&gt;5;[.G31]&gt;2);&quot;Problème&quot;;&quot;&quot;)">
            <text:p/>
          </table:table-cell>
          <table:table-cell table:formula="of:=IF([.H31]=&quot;&quot;;&quot;&quot;;1)">
            <text:p/>
          </table:table-cell>
        </table:table-row>
        <table:table-row table:style-name="ro1">
          <table:table-cell office:value-type="float" office:value="74542" calcext:value-type="float">
            <text:p>74542</text:p>
          </table:table-cell>
          <table:table-cell table:number-columns-repeated="6"/>
          <table:table-cell table:formula="of:=IF(ISNUMBER([.B32]);SUM([.B32:.G32]);IF(ISBLANK([.B32]);&quot;&quot;;[.B32]))">
            <text:p/>
          </table:table-cell>
          <table:table-cell table:formula="of:=IF(OR([.B32]&gt;5;[.C32]&gt;5;[.D32]&gt;12;[.E32]&gt;13;[.F32]&gt;5;[.G32]&gt;2);&quot;Problème&quot;;&quot;&quot;)">
            <text:p/>
          </table:table-cell>
          <table:table-cell table:formula="of:=IF([.H32]=&quot;&quot;;&quot;&quot;;1)">
            <text:p/>
          </table:table-cell>
        </table:table-row>
        <table:table-row table:style-name="ro1">
          <table:table-cell office:value-type="float" office:value="74543" calcext:value-type="float">
            <text:p>74543</text:p>
          </table:table-cell>
          <table:table-cell table:number-columns-repeated="6"/>
          <table:table-cell table:formula="of:=IF(ISNUMBER([.B33]);SUM([.B33:.G33]);IF(ISBLANK([.B33]);&quot;&quot;;[.B33]))">
            <text:p/>
          </table:table-cell>
          <table:table-cell table:formula="of:=IF(OR([.B33]&gt;5;[.C33]&gt;5;[.D33]&gt;12;[.E33]&gt;13;[.F33]&gt;5;[.G33]&gt;2);&quot;Problème&quot;;&quot;&quot;)">
            <text:p/>
          </table:table-cell>
          <table:table-cell table:formula="of:=IF([.H33]=&quot;&quot;;&quot;&quot;;1)">
            <text:p/>
          </table:table-cell>
        </table:table-row>
        <table:table-row table:style-name="ro1">
          <table:table-cell office:value-type="float" office:value="74544" calcext:value-type="float">
            <text:p>74544</text:p>
          </table:table-cell>
          <table:table-cell table:number-columns-repeated="6"/>
          <table:table-cell table:formula="of:=IF(ISNUMBER([.B34]);SUM([.B34:.G34]);IF(ISBLANK([.B34]);&quot;&quot;;[.B34]))">
            <text:p/>
          </table:table-cell>
          <table:table-cell table:formula="of:=IF(OR([.B34]&gt;5;[.C34]&gt;5;[.D34]&gt;12;[.E34]&gt;13;[.F34]&gt;5;[.G34]&gt;2);&quot;Problème&quot;;&quot;&quot;)">
            <text:p/>
          </table:table-cell>
          <table:table-cell table:formula="of:=IF([.H34]=&quot;&quot;;&quot;&quot;;1)">
            <text:p/>
          </table:table-cell>
        </table:table-row>
        <table:table-row table:style-name="ro1">
          <table:table-cell office:value-type="float" office:value="74545" calcext:value-type="float">
            <text:p>74545</text:p>
          </table:table-cell>
          <table:table-cell table:number-columns-repeated="6"/>
          <table:table-cell table:formula="of:=IF(ISNUMBER([.B35]);SUM([.B35:.G35]);IF(ISBLANK([.B35]);&quot;&quot;;[.B35]))">
            <text:p/>
          </table:table-cell>
          <table:table-cell table:formula="of:=IF(OR([.B35]&gt;5;[.C35]&gt;5;[.D35]&gt;12;[.E35]&gt;13;[.F35]&gt;5;[.G35]&gt;2);&quot;Problème&quot;;&quot;&quot;)">
            <text:p/>
          </table:table-cell>
          <table:table-cell table:formula="of:=IF([.H35]=&quot;&quot;;&quot;&quot;;1)">
            <text:p/>
          </table:table-cell>
        </table:table-row>
        <table:table-row table:style-name="ro1">
          <table:table-cell office:value-type="float" office:value="74546" calcext:value-type="float">
            <text:p>74546</text:p>
          </table:table-cell>
          <table:table-cell table:number-columns-repeated="6"/>
          <table:table-cell table:formula="of:=IF(ISNUMBER([.B36]);SUM([.B36:.G36]);IF(ISBLANK([.B36]);&quot;&quot;;[.B36]))">
            <text:p/>
          </table:table-cell>
          <table:table-cell table:formula="of:=IF(OR([.B36]&gt;5;[.C36]&gt;5;[.D36]&gt;12;[.E36]&gt;13;[.F36]&gt;5;[.G36]&gt;2);&quot;Problème&quot;;&quot;&quot;)">
            <text:p/>
          </table:table-cell>
          <table:table-cell table:formula="of:=IF([.H36]=&quot;&quot;;&quot;&quot;;1)">
            <text:p/>
          </table:table-cell>
        </table:table-row>
        <table:table-row table:style-name="ro1">
          <table:table-cell office:value-type="float" office:value="74547" calcext:value-type="float">
            <text:p>74547</text:p>
          </table:table-cell>
          <table:table-cell table:number-columns-repeated="6"/>
          <table:table-cell table:formula="of:=IF(ISNUMBER([.B37]);SUM([.B37:.G37]);IF(ISBLANK([.B37]);&quot;&quot;;[.B37]))">
            <text:p/>
          </table:table-cell>
          <table:table-cell table:formula="of:=IF(OR([.B37]&gt;5;[.C37]&gt;5;[.D37]&gt;12;[.E37]&gt;13;[.F37]&gt;5;[.G37]&gt;2);&quot;Problème&quot;;&quot;&quot;)">
            <text:p/>
          </table:table-cell>
          <table:table-cell table:formula="of:=IF([.H37]=&quot;&quot;;&quot;&quot;;1)">
            <text:p/>
          </table:table-cell>
        </table:table-row>
        <table:table-row table:style-name="ro1">
          <table:table-cell office:value-type="float" office:value="74548" calcext:value-type="float">
            <text:p>74548</text:p>
          </table:table-cell>
          <table:table-cell table:number-columns-repeated="6"/>
          <table:table-cell table:formula="of:=IF(ISNUMBER([.B38]);SUM([.B38:.G38]);IF(ISBLANK([.B38]);&quot;&quot;;[.B38]))">
            <text:p/>
          </table:table-cell>
          <table:table-cell table:formula="of:=IF(OR([.B38]&gt;5;[.C38]&gt;5;[.D38]&gt;12;[.E38]&gt;13;[.F38]&gt;5;[.G38]&gt;2);&quot;Problème&quot;;&quot;&quot;)">
            <text:p/>
          </table:table-cell>
          <table:table-cell table:formula="of:=IF([.H38]=&quot;&quot;;&quot;&quot;;1)">
            <text:p/>
          </table:table-cell>
        </table:table-row>
        <table:table-row table:style-name="ro1">
          <table:table-cell office:value-type="float" office:value="74549" calcext:value-type="float">
            <text:p>74549</text:p>
          </table:table-cell>
          <table:table-cell table:number-columns-repeated="6"/>
          <table:table-cell table:formula="of:=IF(ISNUMBER([.B39]);SUM([.B39:.G39]);IF(ISBLANK([.B39]);&quot;&quot;;[.B39]))">
            <text:p/>
          </table:table-cell>
          <table:table-cell table:formula="of:=IF(OR([.B39]&gt;5;[.C39]&gt;5;[.D39]&gt;12;[.E39]&gt;13;[.F39]&gt;5;[.G39]&gt;2);&quot;Problème&quot;;&quot;&quot;)">
            <text:p/>
          </table:table-cell>
          <table:table-cell table:formula="of:=IF([.H39]=&quot;&quot;;&quot;&quot;;1)">
            <text:p/>
          </table:table-cell>
        </table:table-row>
        <table:table-row table:style-name="ro1">
          <table:table-cell office:value-type="float" office:value="74550" calcext:value-type="float">
            <text:p>74550</text:p>
          </table:table-cell>
          <table:table-cell table:number-columns-repeated="6"/>
          <table:table-cell table:formula="of:=IF(ISNUMBER([.B40]);SUM([.B40:.G40]);IF(ISBLANK([.B40]);&quot;&quot;;[.B40]))">
            <text:p/>
          </table:table-cell>
          <table:table-cell table:formula="of:=IF(OR([.B40]&gt;5;[.C40]&gt;5;[.D40]&gt;12;[.E40]&gt;13;[.F40]&gt;5;[.G40]&gt;2);&quot;Problème&quot;;&quot;&quot;)">
            <text:p/>
          </table:table-cell>
          <table:table-cell table:formula="of:=IF([.H40]=&quot;&quot;;&quot;&quot;;1)">
            <text:p/>
          </table:table-cell>
        </table:table-row>
        <table:table-row table:style-name="ro1">
          <table:table-cell office:value-type="float" office:value="74551" calcext:value-type="float">
            <text:p>74551</text:p>
          </table:table-cell>
          <table:table-cell table:number-columns-repeated="6"/>
          <table:table-cell table:formula="of:=IF(ISNUMBER([.B41]);SUM([.B41:.G41]);IF(ISBLANK([.B41]);&quot;&quot;;[.B41]))">
            <text:p/>
          </table:table-cell>
          <table:table-cell table:formula="of:=IF(OR([.B41]&gt;5;[.C41]&gt;5;[.D41]&gt;12;[.E41]&gt;13;[.F41]&gt;5;[.G41]&gt;2);&quot;Problème&quot;;&quot;&quot;)">
            <text:p/>
          </table:table-cell>
          <table:table-cell table:formula="of:=IF([.H41]=&quot;&quot;;&quot;&quot;;1)">
            <text:p/>
          </table:table-cell>
        </table:table-row>
        <table:table-row table:style-name="ro1">
          <table:table-cell office:value-type="float" office:value="74552" calcext:value-type="float">
            <text:p>74552</text:p>
          </table:table-cell>
          <table:table-cell table:number-columns-repeated="6"/>
          <table:table-cell table:formula="of:=IF(ISNUMBER([.B42]);SUM([.B42:.G42]);IF(ISBLANK([.B42]);&quot;&quot;;[.B42]))">
            <text:p/>
          </table:table-cell>
          <table:table-cell table:formula="of:=IF(OR([.B42]&gt;5;[.C42]&gt;5;[.D42]&gt;12;[.E42]&gt;13;[.F42]&gt;5;[.G42]&gt;2);&quot;Problème&quot;;&quot;&quot;)">
            <text:p/>
          </table:table-cell>
          <table:table-cell table:formula="of:=IF([.H42]=&quot;&quot;;&quot;&quot;;1)">
            <text:p/>
          </table:table-cell>
        </table:table-row>
        <table:table-row table:style-name="ro1">
          <table:table-cell office:value-type="float" office:value="74553" calcext:value-type="float">
            <text:p>74553</text:p>
          </table:table-cell>
          <table:table-cell table:number-columns-repeated="6"/>
          <table:table-cell table:formula="of:=IF(ISNUMBER([.B43]);SUM([.B43:.G43]);IF(ISBLANK([.B43]);&quot;&quot;;[.B43]))">
            <text:p/>
          </table:table-cell>
          <table:table-cell table:formula="of:=IF(OR([.B43]&gt;5;[.C43]&gt;5;[.D43]&gt;12;[.E43]&gt;13;[.F43]&gt;5;[.G43]&gt;2);&quot;Problème&quot;;&quot;&quot;)">
            <text:p/>
          </table:table-cell>
          <table:table-cell table:formula="of:=IF([.H43]=&quot;&quot;;&quot;&quot;;1)">
            <text:p/>
          </table:table-cell>
        </table:table-row>
        <table:table-row table:style-name="ro1">
          <table:table-cell office:value-type="float" office:value="74554" calcext:value-type="float">
            <text:p>74554</text:p>
          </table:table-cell>
          <table:table-cell table:number-columns-repeated="6"/>
          <table:table-cell table:formula="of:=IF(ISNUMBER([.B44]);SUM([.B44:.G44]);IF(ISBLANK([.B44]);&quot;&quot;;[.B44]))">
            <text:p/>
          </table:table-cell>
          <table:table-cell table:formula="of:=IF(OR([.B44]&gt;5;[.C44]&gt;5;[.D44]&gt;12;[.E44]&gt;13;[.F44]&gt;5;[.G44]&gt;2);&quot;Problème&quot;;&quot;&quot;)">
            <text:p/>
          </table:table-cell>
          <table:table-cell table:formula="of:=IF([.H44]=&quot;&quot;;&quot;&quot;;1)">
            <text:p/>
          </table:table-cell>
        </table:table-row>
        <table:table-row table:style-name="ro1">
          <table:table-cell office:value-type="float" office:value="74555" calcext:value-type="float">
            <text:p>745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ISNUMBER([.B45]);SUM([.B45:.G45]);IF(ISBLANK([.B45]);&quot;&quot;;[.B45]))" office:value-type="float" office:value="2" calcext:value-type="float">
            <text:p>2</text:p>
          </table:table-cell>
          <table:table-cell table:formula="of:=IF(OR([.B45]&gt;5;[.C45]&gt;5;[.D45]&gt;12;[.E45]&gt;13;[.F45]&gt;5;[.G45]&gt;2);&quot;Problème&quot;;&quot;&quot;)">
            <text:p/>
          </table:table-cell>
          <table:table-cell table:formula="of:=IF([.H45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56" calcext:value-type="float">
            <text:p>74556</text:p>
          </table:table-cell>
          <table:table-cell table:number-columns-repeated="6"/>
          <table:table-cell table:formula="of:=IF(ISNUMBER([.B46]);SUM([.B46:.G46]);IF(ISBLANK([.B46]);&quot;&quot;;[.B46]))">
            <text:p/>
          </table:table-cell>
          <table:table-cell table:formula="of:=IF(OR([.B46]&gt;5;[.C46]&gt;5;[.D46]&gt;12;[.E46]&gt;13;[.F46]&gt;5;[.G46]&gt;2);&quot;Problème&quot;;&quot;&quot;)">
            <text:p/>
          </table:table-cell>
          <table:table-cell table:formula="of:=IF([.H46]=&quot;&quot;;&quot;&quot;;1)">
            <text:p/>
          </table:table-cell>
        </table:table-row>
        <table:table-row table:style-name="ro1">
          <table:table-cell office:value-type="float" office:value="74557" calcext:value-type="float">
            <text:p>74557</text:p>
          </table:table-cell>
          <table:table-cell table:number-columns-repeated="6"/>
          <table:table-cell table:formula="of:=IF(ISNUMBER([.B47]);SUM([.B47:.G47]);IF(ISBLANK([.B47]);&quot;&quot;;[.B47]))">
            <text:p/>
          </table:table-cell>
          <table:table-cell table:formula="of:=IF(OR([.B47]&gt;5;[.C47]&gt;5;[.D47]&gt;12;[.E47]&gt;13;[.F47]&gt;5;[.G47]&gt;2);&quot;Problème&quot;;&quot;&quot;)">
            <text:p/>
          </table:table-cell>
          <table:table-cell table:formula="of:=IF([.H47]=&quot;&quot;;&quot;&quot;;1)">
            <text:p/>
          </table:table-cell>
        </table:table-row>
        <table:table-row table:style-name="ro1">
          <table:table-cell office:value-type="float" office:value="74558" calcext:value-type="float">
            <text:p>74558</text:p>
          </table:table-cell>
          <table:table-cell table:number-columns-repeated="6"/>
          <table:table-cell table:formula="of:=IF(ISNUMBER([.B48]);SUM([.B48:.G48]);IF(ISBLANK([.B48]);&quot;&quot;;[.B48]))">
            <text:p/>
          </table:table-cell>
          <table:table-cell table:formula="of:=IF(OR([.B48]&gt;5;[.C48]&gt;5;[.D48]&gt;12;[.E48]&gt;13;[.F48]&gt;5;[.G48]&gt;2);&quot;Problème&quot;;&quot;&quot;)">
            <text:p/>
          </table:table-cell>
          <table:table-cell table:formula="of:=IF([.H48]=&quot;&quot;;&quot;&quot;;1)">
            <text:p/>
          </table:table-cell>
        </table:table-row>
        <table:table-row table:style-name="ro1">
          <table:table-cell office:value-type="float" office:value="74559" calcext:value-type="float">
            <text:p>74559</text:p>
          </table:table-cell>
          <table:table-cell table:number-columns-repeated="6"/>
          <table:table-cell table:formula="of:=IF(ISNUMBER([.B49]);SUM([.B49:.G49]);IF(ISBLANK([.B49]);&quot;&quot;;[.B49]))">
            <text:p/>
          </table:table-cell>
          <table:table-cell table:formula="of:=IF(OR([.B49]&gt;5;[.C49]&gt;5;[.D49]&gt;12;[.E49]&gt;13;[.F49]&gt;5;[.G49]&gt;2);&quot;Problème&quot;;&quot;&quot;)">
            <text:p/>
          </table:table-cell>
          <table:table-cell table:formula="of:=IF([.H49]=&quot;&quot;;&quot;&quot;;1)">
            <text:p/>
          </table:table-cell>
        </table:table-row>
        <table:table-row table:style-name="ro1">
          <table:table-cell office:value-type="float" office:value="74560" calcext:value-type="float">
            <text:p>74560</text:p>
          </table:table-cell>
          <table:table-cell table:number-columns-repeated="6"/>
          <table:table-cell table:formula="of:=IF(ISNUMBER([.B50]);SUM([.B50:.G50]);IF(ISBLANK([.B50]);&quot;&quot;;[.B50]))">
            <text:p/>
          </table:table-cell>
          <table:table-cell table:formula="of:=IF(OR([.B50]&gt;5;[.C50]&gt;5;[.D50]&gt;12;[.E50]&gt;13;[.F50]&gt;5;[.G50]&gt;2);&quot;Problème&quot;;&quot;&quot;)">
            <text:p/>
          </table:table-cell>
          <table:table-cell table:formula="of:=IF([.H50]=&quot;&quot;;&quot;&quot;;1)">
            <text:p/>
          </table:table-cell>
        </table:table-row>
        <table:table-row table:style-name="ro1">
          <table:table-cell office:value-type="float" office:value="74561" calcext:value-type="float">
            <text:p>74561</text:p>
          </table:table-cell>
          <table:table-cell table:number-columns-repeated="6"/>
          <table:table-cell table:formula="of:=IF(ISNUMBER([.B51]);SUM([.B51:.G51]);IF(ISBLANK([.B51]);&quot;&quot;;[.B51]))">
            <text:p/>
          </table:table-cell>
          <table:table-cell table:formula="of:=IF(OR([.B51]&gt;5;[.C51]&gt;5;[.D51]&gt;12;[.E51]&gt;13;[.F51]&gt;5;[.G51]&gt;2);&quot;Problème&quot;;&quot;&quot;)">
            <text:p/>
          </table:table-cell>
          <table:table-cell table:formula="of:=IF([.H51]=&quot;&quot;;&quot;&quot;;1)">
            <text:p/>
          </table:table-cell>
        </table:table-row>
        <table:table-row table:style-name="ro1">
          <table:table-cell office:value-type="float" office:value="74562" calcext:value-type="float">
            <text:p>74562</text:p>
          </table:table-cell>
          <table:table-cell table:number-columns-repeated="6"/>
          <table:table-cell table:formula="of:=IF(ISNUMBER([.B52]);SUM([.B52:.G52]);IF(ISBLANK([.B52]);&quot;&quot;;[.B52]))">
            <text:p/>
          </table:table-cell>
          <table:table-cell table:formula="of:=IF(OR([.B52]&gt;5;[.C52]&gt;5;[.D52]&gt;12;[.E52]&gt;13;[.F52]&gt;5;[.G52]&gt;2);&quot;Problème&quot;;&quot;&quot;)">
            <text:p/>
          </table:table-cell>
          <table:table-cell table:formula="of:=IF([.H52]=&quot;&quot;;&quot;&quot;;1)">
            <text:p/>
          </table:table-cell>
        </table:table-row>
        <table:table-row table:style-name="ro1">
          <table:table-cell office:value-type="float" office:value="74563" calcext:value-type="float">
            <text:p>74563</text:p>
          </table:table-cell>
          <table:table-cell table:number-columns-repeated="6"/>
          <table:table-cell table:formula="of:=IF(ISNUMBER([.B53]);SUM([.B53:.G53]);IF(ISBLANK([.B53]);&quot;&quot;;[.B53]))">
            <text:p/>
          </table:table-cell>
          <table:table-cell table:formula="of:=IF(OR([.B53]&gt;5;[.C53]&gt;5;[.D53]&gt;12;[.E53]&gt;13;[.F53]&gt;5;[.G53]&gt;2);&quot;Problème&quot;;&quot;&quot;)">
            <text:p/>
          </table:table-cell>
          <table:table-cell table:formula="of:=IF([.H53]=&quot;&quot;;&quot;&quot;;1)">
            <text:p/>
          </table:table-cell>
        </table:table-row>
        <table:table-row table:style-name="ro1">
          <table:table-cell office:value-type="float" office:value="74564" calcext:value-type="float">
            <text:p>74564</text:p>
          </table:table-cell>
          <table:table-cell table:number-columns-repeated="6"/>
          <table:table-cell table:formula="of:=IF(ISNUMBER([.B54]);SUM([.B54:.G54]);IF(ISBLANK([.B54]);&quot;&quot;;[.B54]))">
            <text:p/>
          </table:table-cell>
          <table:table-cell table:formula="of:=IF(OR([.B54]&gt;5;[.C54]&gt;5;[.D54]&gt;12;[.E54]&gt;13;[.F54]&gt;5;[.G54]&gt;2);&quot;Problème&quot;;&quot;&quot;)">
            <text:p/>
          </table:table-cell>
          <table:table-cell table:formula="of:=IF([.H54]=&quot;&quot;;&quot;&quot;;1)">
            <text:p/>
          </table:table-cell>
        </table:table-row>
        <table:table-row table:style-name="ro1">
          <table:table-cell office:value-type="float" office:value="74565" calcext:value-type="float">
            <text:p>7456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55]);SUM([.B55:.G55]);IF(ISBLANK([.B55]);&quot;&quot;;[.B55]))" office:value-type="float" office:value="5.5" calcext:value-type="float">
            <text:p>5.5</text:p>
          </table:table-cell>
          <table:table-cell table:formula="of:=IF(OR([.B55]&gt;5;[.C55]&gt;5;[.D55]&gt;12;[.E55]&gt;13;[.F55]&gt;5;[.G55]&gt;2);&quot;Problème&quot;;&quot;&quot;)">
            <text:p/>
          </table:table-cell>
          <table:table-cell table:formula="of:=IF([.H55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66" calcext:value-type="float">
            <text:p>74566</text:p>
          </table:table-cell>
          <table:table-cell table:number-columns-repeated="6"/>
          <table:table-cell table:formula="of:=IF(ISNUMBER([.B56]);SUM([.B56:.G56]);IF(ISBLANK([.B56]);&quot;&quot;;[.B56]))">
            <text:p/>
          </table:table-cell>
          <table:table-cell table:formula="of:=IF(OR([.B56]&gt;5;[.C56]&gt;5;[.D56]&gt;12;[.E56]&gt;13;[.F56]&gt;5;[.G56]&gt;2);&quot;Problème&quot;;&quot;&quot;)">
            <text:p/>
          </table:table-cell>
          <table:table-cell table:formula="of:=IF([.H56]=&quot;&quot;;&quot;&quot;;1)">
            <text:p/>
          </table:table-cell>
        </table:table-row>
        <table:table-row table:style-name="ro1">
          <table:table-cell office:value-type="float" office:value="74567" calcext:value-type="float">
            <text:p>74567</text:p>
          </table:table-cell>
          <table:table-cell table:number-columns-repeated="6"/>
          <table:table-cell table:formula="of:=IF(ISNUMBER([.B57]);SUM([.B57:.G57]);IF(ISBLANK([.B57]);&quot;&quot;;[.B57]))">
            <text:p/>
          </table:table-cell>
          <table:table-cell table:formula="of:=IF(OR([.B57]&gt;5;[.C57]&gt;5;[.D57]&gt;12;[.E57]&gt;13;[.F57]&gt;5;[.G57]&gt;2);&quot;Problème&quot;;&quot;&quot;)">
            <text:p/>
          </table:table-cell>
          <table:table-cell table:formula="of:=IF([.H57]=&quot;&quot;;&quot;&quot;;1)">
            <text:p/>
          </table:table-cell>
        </table:table-row>
        <table:table-row table:style-name="ro1">
          <table:table-cell office:value-type="float" office:value="74568" calcext:value-type="float">
            <text:p>74568</text:p>
          </table:table-cell>
          <table:table-cell table:number-columns-repeated="6"/>
          <table:table-cell table:formula="of:=IF(ISNUMBER([.B58]);SUM([.B58:.G58]);IF(ISBLANK([.B58]);&quot;&quot;;[.B58]))">
            <text:p/>
          </table:table-cell>
          <table:table-cell table:formula="of:=IF(OR([.B58]&gt;5;[.C58]&gt;5;[.D58]&gt;12;[.E58]&gt;13;[.F58]&gt;5;[.G58]&gt;2);&quot;Problème&quot;;&quot;&quot;)">
            <text:p/>
          </table:table-cell>
          <table:table-cell table:formula="of:=IF([.H58]=&quot;&quot;;&quot;&quot;;1)">
            <text:p/>
          </table:table-cell>
        </table:table-row>
        <table:table-row table:style-name="ro1">
          <table:table-cell office:value-type="float" office:value="74569" calcext:value-type="float">
            <text:p>74569</text:p>
          </table:table-cell>
          <table:table-cell table:number-columns-repeated="6"/>
          <table:table-cell table:formula="of:=IF(ISNUMBER([.B59]);SUM([.B59:.G59]);IF(ISBLANK([.B59]);&quot;&quot;;[.B59]))">
            <text:p/>
          </table:table-cell>
          <table:table-cell table:formula="of:=IF(OR([.B59]&gt;5;[.C59]&gt;5;[.D59]&gt;12;[.E59]&gt;13;[.F59]&gt;5;[.G59]&gt;2);&quot;Problème&quot;;&quot;&quot;)">
            <text:p/>
          </table:table-cell>
          <table:table-cell table:formula="of:=IF([.H59]=&quot;&quot;;&quot;&quot;;1)">
            <text:p/>
          </table:table-cell>
        </table:table-row>
        <table:table-row table:style-name="ro1">
          <table:table-cell office:value-type="float" office:value="74570" calcext:value-type="float">
            <text:p>74570</text:p>
          </table:table-cell>
          <table:table-cell table:number-columns-repeated="6"/>
          <table:table-cell table:formula="of:=IF(ISNUMBER([.B60]);SUM([.B60:.G60]);IF(ISBLANK([.B60]);&quot;&quot;;[.B60]))">
            <text:p/>
          </table:table-cell>
          <table:table-cell table:formula="of:=IF(OR([.B60]&gt;5;[.C60]&gt;5;[.D60]&gt;12;[.E60]&gt;13;[.F60]&gt;5;[.G60]&gt;2);&quot;Problème&quot;;&quot;&quot;)">
            <text:p/>
          </table:table-cell>
          <table:table-cell table:formula="of:=IF([.H60]=&quot;&quot;;&quot;&quot;;1)">
            <text:p/>
          </table:table-cell>
        </table:table-row>
        <table:table-row table:style-name="ro1">
          <table:table-cell office:value-type="float" office:value="74571" calcext:value-type="float">
            <text:p>7457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ISNUMBER([.B61]);SUM([.B61:.G61]);IF(ISBLANK([.B61]);&quot;&quot;;[.B61]))" office:value-type="float" office:value="7.5" calcext:value-type="float">
            <text:p>7.5</text:p>
          </table:table-cell>
          <table:table-cell table:formula="of:=IF(OR([.B61]&gt;5;[.C61]&gt;5;[.D61]&gt;12;[.E61]&gt;13;[.F61]&gt;5;[.G61]&gt;2);&quot;Problème&quot;;&quot;&quot;)">
            <text:p/>
          </table:table-cell>
          <table:table-cell table:formula="of:=IF([.H61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72" calcext:value-type="float">
            <text:p>74572</text:p>
          </table:table-cell>
          <table:table-cell table:number-columns-repeated="6"/>
          <table:table-cell table:formula="of:=IF(ISNUMBER([.B62]);SUM([.B62:.G62]);IF(ISBLANK([.B62]);&quot;&quot;;[.B62]))">
            <text:p/>
          </table:table-cell>
          <table:table-cell table:formula="of:=IF(OR([.B62]&gt;5;[.C62]&gt;5;[.D62]&gt;12;[.E62]&gt;13;[.F62]&gt;5;[.G62]&gt;2);&quot;Problème&quot;;&quot;&quot;)">
            <text:p/>
          </table:table-cell>
          <table:table-cell table:formula="of:=IF([.H62]=&quot;&quot;;&quot;&quot;;1)">
            <text:p/>
          </table:table-cell>
        </table:table-row>
        <table:table-row table:style-name="ro1">
          <table:table-cell office:value-type="float" office:value="74573" calcext:value-type="float">
            <text:p>74573</text:p>
          </table:table-cell>
          <table:table-cell table:number-columns-repeated="6"/>
          <table:table-cell table:formula="of:=IF(ISNUMBER([.B63]);SUM([.B63:.G63]);IF(ISBLANK([.B63]);&quot;&quot;;[.B63]))">
            <text:p/>
          </table:table-cell>
          <table:table-cell table:formula="of:=IF(OR([.B63]&gt;5;[.C63]&gt;5;[.D63]&gt;12;[.E63]&gt;13;[.F63]&gt;5;[.G63]&gt;2);&quot;Problème&quot;;&quot;&quot;)">
            <text:p/>
          </table:table-cell>
          <table:table-cell table:formula="of:=IF([.H63]=&quot;&quot;;&quot;&quot;;1)">
            <text:p/>
          </table:table-cell>
        </table:table-row>
        <table:table-row table:style-name="ro1">
          <table:table-cell office:value-type="float" office:value="74574" calcext:value-type="float">
            <text:p>74574</text:p>
          </table:table-cell>
          <table:table-cell table:number-columns-repeated="6"/>
          <table:table-cell table:formula="of:=IF(ISNUMBER([.B64]);SUM([.B64:.G64]);IF(ISBLANK([.B64]);&quot;&quot;;[.B64]))">
            <text:p/>
          </table:table-cell>
          <table:table-cell table:formula="of:=IF(OR([.B64]&gt;5;[.C64]&gt;5;[.D64]&gt;12;[.E64]&gt;13;[.F64]&gt;5;[.G64]&gt;2);&quot;Problème&quot;;&quot;&quot;)">
            <text:p/>
          </table:table-cell>
          <table:table-cell table:formula="of:=IF([.H64]=&quot;&quot;;&quot;&quot;;1)">
            <text:p/>
          </table:table-cell>
        </table:table-row>
        <table:table-row table:style-name="ro1">
          <table:table-cell office:value-type="float" office:value="74575" calcext:value-type="float">
            <text:p>74575</text:p>
          </table:table-cell>
          <table:table-cell table:number-columns-repeated="6"/>
          <table:table-cell table:formula="of:=IF(ISNUMBER([.B65]);SUM([.B65:.G65]);IF(ISBLANK([.B65]);&quot;&quot;;[.B65]))">
            <text:p/>
          </table:table-cell>
          <table:table-cell table:formula="of:=IF(OR([.B65]&gt;5;[.C65]&gt;5;[.D65]&gt;12;[.E65]&gt;13;[.F65]&gt;5;[.G65]&gt;2);&quot;Problème&quot;;&quot;&quot;)">
            <text:p/>
          </table:table-cell>
          <table:table-cell table:formula="of:=IF([.H65]=&quot;&quot;;&quot;&quot;;1)">
            <text:p/>
          </table:table-cell>
        </table:table-row>
        <table:table-row table:style-name="ro1">
          <table:table-cell office:value-type="float" office:value="74576" calcext:value-type="float">
            <text:p>74576</text:p>
          </table:table-cell>
          <table:table-cell table:number-columns-repeated="6"/>
          <table:table-cell table:formula="of:=IF(ISNUMBER([.B66]);SUM([.B66:.G66]);IF(ISBLANK([.B66]);&quot;&quot;;[.B66]))">
            <text:p/>
          </table:table-cell>
          <table:table-cell table:formula="of:=IF(OR([.B66]&gt;5;[.C66]&gt;5;[.D66]&gt;12;[.E66]&gt;13;[.F66]&gt;5;[.G66]&gt;2);&quot;Problème&quot;;&quot;&quot;)">
            <text:p/>
          </table:table-cell>
          <table:table-cell table:formula="of:=IF([.H66]=&quot;&quot;;&quot;&quot;;1)">
            <text:p/>
          </table:table-cell>
        </table:table-row>
        <table:table-row table:style-name="ro1">
          <table:table-cell office:value-type="float" office:value="74577" calcext:value-type="float">
            <text:p>74577</text:p>
          </table:table-cell>
          <table:table-cell table:number-columns-repeated="6"/>
          <table:table-cell table:formula="of:=IF(ISNUMBER([.B67]);SUM([.B67:.G67]);IF(ISBLANK([.B67]);&quot;&quot;;[.B67]))">
            <text:p/>
          </table:table-cell>
          <table:table-cell table:formula="of:=IF(OR([.B67]&gt;5;[.C67]&gt;5;[.D67]&gt;12;[.E67]&gt;13;[.F67]&gt;5;[.G67]&gt;2);&quot;Problème&quot;;&quot;&quot;)">
            <text:p/>
          </table:table-cell>
          <table:table-cell table:formula="of:=IF([.H67]=&quot;&quot;;&quot;&quot;;1)">
            <text:p/>
          </table:table-cell>
        </table:table-row>
        <table:table-row table:style-name="ro1">
          <table:table-cell office:value-type="float" office:value="74578" calcext:value-type="float">
            <text:p>74578</text:p>
          </table:table-cell>
          <table:table-cell table:number-columns-repeated="6"/>
          <table:table-cell table:formula="of:=IF(ISNUMBER([.B68]);SUM([.B68:.G68]);IF(ISBLANK([.B68]);&quot;&quot;;[.B68]))">
            <text:p/>
          </table:table-cell>
          <table:table-cell table:formula="of:=IF(OR([.B68]&gt;5;[.C68]&gt;5;[.D68]&gt;12;[.E68]&gt;13;[.F68]&gt;5;[.G68]&gt;2);&quot;Problème&quot;;&quot;&quot;)">
            <text:p/>
          </table:table-cell>
          <table:table-cell table:formula="of:=IF([.H68]=&quot;&quot;;&quot;&quot;;1)">
            <text:p/>
          </table:table-cell>
        </table:table-row>
        <table:table-row table:style-name="ro1">
          <table:table-cell office:value-type="float" office:value="74579" calcext:value-type="float">
            <text:p>74579</text:p>
          </table:table-cell>
          <table:table-cell table:number-columns-repeated="6"/>
          <table:table-cell table:formula="of:=IF(ISNUMBER([.B69]);SUM([.B69:.G69]);IF(ISBLANK([.B69]);&quot;&quot;;[.B69]))">
            <text:p/>
          </table:table-cell>
          <table:table-cell table:formula="of:=IF(OR([.B69]&gt;5;[.C69]&gt;5;[.D69]&gt;12;[.E69]&gt;13;[.F69]&gt;5;[.G69]&gt;2);&quot;Problème&quot;;&quot;&quot;)">
            <text:p/>
          </table:table-cell>
          <table:table-cell table:formula="of:=IF([.H69]=&quot;&quot;;&quot;&quot;;1)">
            <text:p/>
          </table:table-cell>
        </table:table-row>
        <table:table-row table:style-name="ro1">
          <table:table-cell office:value-type="float" office:value="74580" calcext:value-type="float">
            <text:p>74580</text:p>
          </table:table-cell>
          <table:table-cell table:number-columns-repeated="6"/>
          <table:table-cell table:formula="of:=IF(ISNUMBER([.B70]);SUM([.B70:.G70]);IF(ISBLANK([.B70]);&quot;&quot;;[.B70]))">
            <text:p/>
          </table:table-cell>
          <table:table-cell table:formula="of:=IF(OR([.B70]&gt;5;[.C70]&gt;5;[.D70]&gt;12;[.E70]&gt;13;[.F70]&gt;5;[.G70]&gt;2);&quot;Problème&quot;;&quot;&quot;)">
            <text:p/>
          </table:table-cell>
          <table:table-cell table:formula="of:=IF([.H70]=&quot;&quot;;&quot;&quot;;1)">
            <text:p/>
          </table:table-cell>
        </table:table-row>
        <table:table-row table:style-name="ro1">
          <table:table-cell office:value-type="float" office:value="74581" calcext:value-type="float">
            <text:p>74581</text:p>
          </table:table-cell>
          <table:table-cell table:number-columns-repeated="6"/>
          <table:table-cell table:formula="of:=IF(ISNUMBER([.B71]);SUM([.B71:.G71]);IF(ISBLANK([.B71]);&quot;&quot;;[.B71]))">
            <text:p/>
          </table:table-cell>
          <table:table-cell table:formula="of:=IF(OR([.B71]&gt;5;[.C71]&gt;5;[.D71]&gt;12;[.E71]&gt;13;[.F71]&gt;5;[.G71]&gt;2);&quot;Problème&quot;;&quot;&quot;)">
            <text:p/>
          </table:table-cell>
          <table:table-cell table:formula="of:=IF([.H71]=&quot;&quot;;&quot;&quot;;1)">
            <text:p/>
          </table:table-cell>
        </table:table-row>
        <table:table-row table:style-name="ro1">
          <table:table-cell office:value-type="float" office:value="74582" calcext:value-type="float">
            <text:p>74582</text:p>
          </table:table-cell>
          <table:table-cell table:number-columns-repeated="6"/>
          <table:table-cell table:formula="of:=IF(ISNUMBER([.B72]);SUM([.B72:.G72]);IF(ISBLANK([.B72]);&quot;&quot;;[.B72]))">
            <text:p/>
          </table:table-cell>
          <table:table-cell table:formula="of:=IF(OR([.B72]&gt;5;[.C72]&gt;5;[.D72]&gt;12;[.E72]&gt;13;[.F72]&gt;5;[.G72]&gt;2);&quot;Problème&quot;;&quot;&quot;)">
            <text:p/>
          </table:table-cell>
          <table:table-cell table:formula="of:=IF([.H72]=&quot;&quot;;&quot;&quot;;1)">
            <text:p/>
          </table:table-cell>
        </table:table-row>
        <table:table-row table:style-name="ro1">
          <table:table-cell office:value-type="float" office:value="74583" calcext:value-type="float">
            <text:p>74583</text:p>
          </table:table-cell>
          <table:table-cell table:number-columns-repeated="6"/>
          <table:table-cell table:formula="of:=IF(ISNUMBER([.B73]);SUM([.B73:.G73]);IF(ISBLANK([.B73]);&quot;&quot;;[.B73]))">
            <text:p/>
          </table:table-cell>
          <table:table-cell table:formula="of:=IF(OR([.B73]&gt;5;[.C73]&gt;5;[.D73]&gt;12;[.E73]&gt;13;[.F73]&gt;5;[.G73]&gt;2);&quot;Problème&quot;;&quot;&quot;)">
            <text:p/>
          </table:table-cell>
          <table:table-cell table:formula="of:=IF([.H73]=&quot;&quot;;&quot;&quot;;1)">
            <text:p/>
          </table:table-cell>
        </table:table-row>
        <table:table-row table:style-name="ro1">
          <table:table-cell office:value-type="float" office:value="74584" calcext:value-type="float">
            <text:p>74584</text:p>
          </table:table-cell>
          <table:table-cell table:number-columns-repeated="6"/>
          <table:table-cell table:formula="of:=IF(ISNUMBER([.B74]);SUM([.B74:.G74]);IF(ISBLANK([.B74]);&quot;&quot;;[.B74]))">
            <text:p/>
          </table:table-cell>
          <table:table-cell table:formula="of:=IF(OR([.B74]&gt;5;[.C74]&gt;5;[.D74]&gt;12;[.E74]&gt;13;[.F74]&gt;5;[.G74]&gt;2);&quot;Problème&quot;;&quot;&quot;)">
            <text:p/>
          </table:table-cell>
          <table:table-cell table:formula="of:=IF([.H74]=&quot;&quot;;&quot;&quot;;1)">
            <text:p/>
          </table:table-cell>
        </table:table-row>
        <table:table-row table:style-name="ro1">
          <table:table-cell office:value-type="float" office:value="74585" calcext:value-type="float">
            <text:p>74585</text:p>
          </table:table-cell>
          <table:table-cell table:number-columns-repeated="6"/>
          <table:table-cell table:formula="of:=IF(ISNUMBER([.B75]);SUM([.B75:.G75]);IF(ISBLANK([.B75]);&quot;&quot;;[.B75]))">
            <text:p/>
          </table:table-cell>
          <table:table-cell table:formula="of:=IF(OR([.B75]&gt;5;[.C75]&gt;5;[.D75]&gt;12;[.E75]&gt;13;[.F75]&gt;5;[.G75]&gt;2);&quot;Problème&quot;;&quot;&quot;)">
            <text:p/>
          </table:table-cell>
          <table:table-cell table:formula="of:=IF([.H75]=&quot;&quot;;&quot;&quot;;1)">
            <text:p/>
          </table:table-cell>
        </table:table-row>
        <table:table-row table:style-name="ro1">
          <table:table-cell office:value-type="float" office:value="74586" calcext:value-type="float">
            <text:p>74586</text:p>
          </table:table-cell>
          <table:table-cell table:number-columns-repeated="6"/>
          <table:table-cell table:formula="of:=IF(ISNUMBER([.B76]);SUM([.B76:.G76]);IF(ISBLANK([.B76]);&quot;&quot;;[.B76]))">
            <text:p/>
          </table:table-cell>
          <table:table-cell table:formula="of:=IF(OR([.B76]&gt;5;[.C76]&gt;5;[.D76]&gt;12;[.E76]&gt;13;[.F76]&gt;5;[.G76]&gt;2);&quot;Problème&quot;;&quot;&quot;)">
            <text:p/>
          </table:table-cell>
          <table:table-cell table:formula="of:=IF([.H76]=&quot;&quot;;&quot;&quot;;1)">
            <text:p/>
          </table:table-cell>
        </table:table-row>
        <table:table-row table:style-name="ro1">
          <table:table-cell office:value-type="float" office:value="74587" calcext:value-type="float">
            <text:p>74587</text:p>
          </table:table-cell>
          <table:table-cell table:number-columns-repeated="6"/>
          <table:table-cell table:formula="of:=IF(ISNUMBER([.B77]);SUM([.B77:.G77]);IF(ISBLANK([.B77]);&quot;&quot;;[.B77]))">
            <text:p/>
          </table:table-cell>
          <table:table-cell table:formula="of:=IF(OR([.B77]&gt;5;[.C77]&gt;5;[.D77]&gt;12;[.E77]&gt;13;[.F77]&gt;5;[.G77]&gt;2);&quot;Problème&quot;;&quot;&quot;)">
            <text:p/>
          </table:table-cell>
          <table:table-cell table:formula="of:=IF([.H77]=&quot;&quot;;&quot;&quot;;1)">
            <text:p/>
          </table:table-cell>
        </table:table-row>
        <table:table-row table:style-name="ro1">
          <table:table-cell office:value-type="float" office:value="74588" calcext:value-type="float">
            <text:p>74588</text:p>
          </table:table-cell>
          <table:table-cell table:number-columns-repeated="6"/>
          <table:table-cell table:formula="of:=IF(ISNUMBER([.B78]);SUM([.B78:.G78]);IF(ISBLANK([.B78]);&quot;&quot;;[.B78]))">
            <text:p/>
          </table:table-cell>
          <table:table-cell table:formula="of:=IF(OR([.B78]&gt;5;[.C78]&gt;5;[.D78]&gt;12;[.E78]&gt;13;[.F78]&gt;5;[.G78]&gt;2);&quot;Problème&quot;;&quot;&quot;)">
            <text:p/>
          </table:table-cell>
          <table:table-cell table:formula="of:=IF([.H78]=&quot;&quot;;&quot;&quot;;1)">
            <text:p/>
          </table:table-cell>
        </table:table-row>
        <table:table-row table:style-name="ro1">
          <table:table-cell office:value-type="float" office:value="74589" calcext:value-type="float">
            <text:p>74589</text:p>
          </table:table-cell>
          <table:table-cell table:number-columns-repeated="6"/>
          <table:table-cell table:formula="of:=IF(ISNUMBER([.B79]);SUM([.B79:.G79]);IF(ISBLANK([.B79]);&quot;&quot;;[.B79]))">
            <text:p/>
          </table:table-cell>
          <table:table-cell table:formula="of:=IF(OR([.B79]&gt;5;[.C79]&gt;5;[.D79]&gt;12;[.E79]&gt;13;[.F79]&gt;5;[.G79]&gt;2);&quot;Problème&quot;;&quot;&quot;)">
            <text:p/>
          </table:table-cell>
          <table:table-cell table:formula="of:=IF([.H79]=&quot;&quot;;&quot;&quot;;1)">
            <text:p/>
          </table:table-cell>
        </table:table-row>
        <table:table-row table:style-name="ro1">
          <table:table-cell office:value-type="float" office:value="74590" calcext:value-type="float">
            <text:p>74590</text:p>
          </table:table-cell>
          <table:table-cell table:number-columns-repeated="6"/>
          <table:table-cell table:formula="of:=IF(ISNUMBER([.B80]);SUM([.B80:.G80]);IF(ISBLANK([.B80]);&quot;&quot;;[.B80]))">
            <text:p/>
          </table:table-cell>
          <table:table-cell table:formula="of:=IF(OR([.B80]&gt;5;[.C80]&gt;5;[.D80]&gt;12;[.E80]&gt;13;[.F80]&gt;5;[.G80]&gt;2);&quot;Problème&quot;;&quot;&quot;)">
            <text:p/>
          </table:table-cell>
          <table:table-cell table:formula="of:=IF([.H80]=&quot;&quot;;&quot;&quot;;1)">
            <text:p/>
          </table:table-cell>
        </table:table-row>
        <table:table-row table:style-name="ro1">
          <table:table-cell office:value-type="float" office:value="74591" calcext:value-type="float">
            <text:p>74591</text:p>
          </table:table-cell>
          <table:table-cell table:number-columns-repeated="6"/>
          <table:table-cell table:formula="of:=IF(ISNUMBER([.B81]);SUM([.B81:.G81]);IF(ISBLANK([.B81]);&quot;&quot;;[.B81]))">
            <text:p/>
          </table:table-cell>
          <table:table-cell table:formula="of:=IF(OR([.B81]&gt;5;[.C81]&gt;5;[.D81]&gt;12;[.E81]&gt;13;[.F81]&gt;5;[.G81]&gt;2);&quot;Problème&quot;;&quot;&quot;)">
            <text:p/>
          </table:table-cell>
          <table:table-cell table:formula="of:=IF([.H81]=&quot;&quot;;&quot;&quot;;1)">
            <text:p/>
          </table:table-cell>
        </table:table-row>
        <table:table-row table:style-name="ro1">
          <table:table-cell office:value-type="float" office:value="74592" calcext:value-type="float">
            <text:p>74592</text:p>
          </table:table-cell>
          <table:table-cell table:number-columns-repeated="6"/>
          <table:table-cell table:formula="of:=IF(ISNUMBER([.B82]);SUM([.B82:.G82]);IF(ISBLANK([.B82]);&quot;&quot;;[.B82]))">
            <text:p/>
          </table:table-cell>
          <table:table-cell table:formula="of:=IF(OR([.B82]&gt;5;[.C82]&gt;5;[.D82]&gt;12;[.E82]&gt;13;[.F82]&gt;5;[.G82]&gt;2);&quot;Problème&quot;;&quot;&quot;)">
            <text:p/>
          </table:table-cell>
          <table:table-cell table:formula="of:=IF([.H82]=&quot;&quot;;&quot;&quot;;1)">
            <text:p/>
          </table:table-cell>
        </table:table-row>
        <table:table-row table:style-name="ro1">
          <table:table-cell office:value-type="float" office:value="74593" calcext:value-type="float">
            <text:p>74593</text:p>
          </table:table-cell>
          <table:table-cell table:number-columns-repeated="6"/>
          <table:table-cell table:formula="of:=IF(ISNUMBER([.B83]);SUM([.B83:.G83]);IF(ISBLANK([.B83]);&quot;&quot;;[.B83]))">
            <text:p/>
          </table:table-cell>
          <table:table-cell table:formula="of:=IF(OR([.B83]&gt;5;[.C83]&gt;5;[.D83]&gt;12;[.E83]&gt;13;[.F83]&gt;5;[.G83]&gt;2);&quot;Problème&quot;;&quot;&quot;)">
            <text:p/>
          </table:table-cell>
          <table:table-cell table:formula="of:=IF([.H83]=&quot;&quot;;&quot;&quot;;1)">
            <text:p/>
          </table:table-cell>
        </table:table-row>
        <table:table-row table:style-name="ro1">
          <table:table-cell office:value-type="float" office:value="74594" calcext:value-type="float">
            <text:p>74594</text:p>
          </table:table-cell>
          <table:table-cell table:number-columns-repeated="6"/>
          <table:table-cell table:formula="of:=IF(ISNUMBER([.B84]);SUM([.B84:.G84]);IF(ISBLANK([.B84]);&quot;&quot;;[.B84]))">
            <text:p/>
          </table:table-cell>
          <table:table-cell table:formula="of:=IF(OR([.B84]&gt;5;[.C84]&gt;5;[.D84]&gt;12;[.E84]&gt;13;[.F84]&gt;5;[.G84]&gt;2);&quot;Problème&quot;;&quot;&quot;)">
            <text:p/>
          </table:table-cell>
          <table:table-cell table:formula="of:=IF([.H84]=&quot;&quot;;&quot;&quot;;1)">
            <text:p/>
          </table:table-cell>
        </table:table-row>
        <table:table-row table:style-name="ro1">
          <table:table-cell office:value-type="float" office:value="74595" calcext:value-type="float">
            <text:p>74595</text:p>
          </table:table-cell>
          <table:table-cell table:number-columns-repeated="6"/>
          <table:table-cell table:formula="of:=IF(ISNUMBER([.B85]);SUM([.B85:.G85]);IF(ISBLANK([.B85]);&quot;&quot;;[.B85]))">
            <text:p/>
          </table:table-cell>
          <table:table-cell table:formula="of:=IF(OR([.B85]&gt;5;[.C85]&gt;5;[.D85]&gt;12;[.E85]&gt;13;[.F85]&gt;5;[.G85]&gt;2);&quot;Problème&quot;;&quot;&quot;)">
            <text:p/>
          </table:table-cell>
          <table:table-cell table:formula="of:=IF([.H85]=&quot;&quot;;&quot;&quot;;1)">
            <text:p/>
          </table:table-cell>
        </table:table-row>
        <table:table-row table:style-name="ro1">
          <table:table-cell office:value-type="float" office:value="74596" calcext:value-type="float">
            <text:p>74596</text:p>
          </table:table-cell>
          <table:table-cell table:number-columns-repeated="6"/>
          <table:table-cell table:formula="of:=IF(ISNUMBER([.B86]);SUM([.B86:.G86]);IF(ISBLANK([.B86]);&quot;&quot;;[.B86]))">
            <text:p/>
          </table:table-cell>
          <table:table-cell table:formula="of:=IF(OR([.B86]&gt;5;[.C86]&gt;5;[.D86]&gt;12;[.E86]&gt;13;[.F86]&gt;5;[.G86]&gt;2);&quot;Problème&quot;;&quot;&quot;)">
            <text:p/>
          </table:table-cell>
          <table:table-cell table:formula="of:=IF([.H86]=&quot;&quot;;&quot;&quot;;1)">
            <text:p/>
          </table:table-cell>
        </table:table-row>
        <table:table-row table:style-name="ro1">
          <table:table-cell office:value-type="float" office:value="74597" calcext:value-type="float">
            <text:p>74597</text:p>
          </table:table-cell>
          <table:table-cell table:number-columns-repeated="6"/>
          <table:table-cell table:formula="of:=IF(ISNUMBER([.B87]);SUM([.B87:.G87]);IF(ISBLANK([.B87]);&quot;&quot;;[.B87]))">
            <text:p/>
          </table:table-cell>
          <table:table-cell table:formula="of:=IF(OR([.B87]&gt;5;[.C87]&gt;5;[.D87]&gt;12;[.E87]&gt;13;[.F87]&gt;5;[.G87]&gt;2);&quot;Problème&quot;;&quot;&quot;)">
            <text:p/>
          </table:table-cell>
          <table:table-cell table:formula="of:=IF([.H87]=&quot;&quot;;&quot;&quot;;1)">
            <text:p/>
          </table:table-cell>
        </table:table-row>
        <table:table-row table:style-name="ro1">
          <table:table-cell office:value-type="float" office:value="74598" calcext:value-type="float">
            <text:p>74598</text:p>
          </table:table-cell>
          <table:table-cell table:number-columns-repeated="6"/>
          <table:table-cell table:formula="of:=IF(ISNUMBER([.B88]);SUM([.B88:.G88]);IF(ISBLANK([.B88]);&quot;&quot;;[.B88]))">
            <text:p/>
          </table:table-cell>
          <table:table-cell table:formula="of:=IF(OR([.B88]&gt;5;[.C88]&gt;5;[.D88]&gt;12;[.E88]&gt;13;[.F88]&gt;5;[.G88]&gt;2);&quot;Problème&quot;;&quot;&quot;)">
            <text:p/>
          </table:table-cell>
          <table:table-cell table:formula="of:=IF([.H88]=&quot;&quot;;&quot;&quot;;1)">
            <text:p/>
          </table:table-cell>
        </table:table-row>
        <table:table-row table:style-name="ro1">
          <table:table-cell office:value-type="float" office:value="74599" calcext:value-type="float">
            <text:p>74599</text:p>
          </table:table-cell>
          <table:table-cell table:number-columns-repeated="6"/>
          <table:table-cell table:formula="of:=IF(ISNUMBER([.B89]);SUM([.B89:.G89]);IF(ISBLANK([.B89]);&quot;&quot;;[.B89]))">
            <text:p/>
          </table:table-cell>
          <table:table-cell table:formula="of:=IF(OR([.B89]&gt;5;[.C89]&gt;5;[.D89]&gt;12;[.E89]&gt;13;[.F89]&gt;5;[.G89]&gt;2);&quot;Problème&quot;;&quot;&quot;)">
            <text:p/>
          </table:table-cell>
          <table:table-cell table:formula="of:=IF([.H89]=&quot;&quot;;&quot;&quot;;1)">
            <text:p/>
          </table:table-cell>
        </table:table-row>
        <table:table-row table:style-name="ro1">
          <table:table-cell office:value-type="float" office:value="74600" calcext:value-type="float">
            <text:p>74600</text:p>
          </table:table-cell>
          <table:table-cell table:number-columns-repeated="6"/>
          <table:table-cell table:formula="of:=IF(ISNUMBER([.B90]);SUM([.B90:.G90]);IF(ISBLANK([.B90]);&quot;&quot;;[.B90]))">
            <text:p/>
          </table:table-cell>
          <table:table-cell table:formula="of:=IF(OR([.B90]&gt;5;[.C90]&gt;5;[.D90]&gt;12;[.E90]&gt;13;[.F90]&gt;5;[.G90]&gt;2);&quot;Problème&quot;;&quot;&quot;)">
            <text:p/>
          </table:table-cell>
          <table:table-cell table:formula="of:=IF([.H90]=&quot;&quot;;&quot;&quot;;1)">
            <text:p/>
          </table:table-cell>
        </table:table-row>
        <table:table-row table:style-name="ro1">
          <table:table-cell office:value-type="float" office:value="74601" calcext:value-type="float">
            <text:p>74601</text:p>
          </table:table-cell>
          <table:table-cell table:number-columns-repeated="6"/>
          <table:table-cell table:formula="of:=IF(ISNUMBER([.B91]);SUM([.B91:.G91]);IF(ISBLANK([.B91]);&quot;&quot;;[.B91]))">
            <text:p/>
          </table:table-cell>
          <table:table-cell table:formula="of:=IF(OR([.B91]&gt;5;[.C91]&gt;5;[.D91]&gt;12;[.E91]&gt;13;[.F91]&gt;5;[.G91]&gt;2);&quot;Problème&quot;;&quot;&quot;)">
            <text:p/>
          </table:table-cell>
          <table:table-cell table:formula="of:=IF([.H91]=&quot;&quot;;&quot;&quot;;1)">
            <text:p/>
          </table:table-cell>
        </table:table-row>
        <table:table-row table:style-name="ro1">
          <table:table-cell office:value-type="float" office:value="74602" calcext:value-type="float">
            <text:p>74602</text:p>
          </table:table-cell>
          <table:table-cell table:number-columns-repeated="6"/>
          <table:table-cell table:formula="of:=IF(ISNUMBER([.B92]);SUM([.B92:.G92]);IF(ISBLANK([.B92]);&quot;&quot;;[.B92]))">
            <text:p/>
          </table:table-cell>
          <table:table-cell table:formula="of:=IF(OR([.B92]&gt;5;[.C92]&gt;5;[.D92]&gt;12;[.E92]&gt;13;[.F92]&gt;5;[.G92]&gt;2);&quot;Problème&quot;;&quot;&quot;)">
            <text:p/>
          </table:table-cell>
          <table:table-cell table:formula="of:=IF([.H92]=&quot;&quot;;&quot;&quot;;1)">
            <text:p/>
          </table:table-cell>
        </table:table-row>
        <table:table-row table:style-name="ro1">
          <table:table-cell office:value-type="float" office:value="74603" calcext:value-type="float">
            <text:p>74603</text:p>
          </table:table-cell>
          <table:table-cell table:number-columns-repeated="6"/>
          <table:table-cell table:formula="of:=IF(ISNUMBER([.B93]);SUM([.B93:.G93]);IF(ISBLANK([.B93]);&quot;&quot;;[.B93]))">
            <text:p/>
          </table:table-cell>
          <table:table-cell table:formula="of:=IF(OR([.B93]&gt;5;[.C93]&gt;5;[.D93]&gt;12;[.E93]&gt;13;[.F93]&gt;5;[.G93]&gt;2);&quot;Problème&quot;;&quot;&quot;)">
            <text:p/>
          </table:table-cell>
          <table:table-cell table:formula="of:=IF([.H93]=&quot;&quot;;&quot;&quot;;1)">
            <text:p/>
          </table:table-cell>
        </table:table-row>
        <table:table-row table:style-name="ro1">
          <table:table-cell office:value-type="float" office:value="74604" calcext:value-type="float">
            <text:p>74604</text:p>
          </table:table-cell>
          <table:table-cell table:number-columns-repeated="6"/>
          <table:table-cell table:formula="of:=IF(ISNUMBER([.B94]);SUM([.B94:.G94]);IF(ISBLANK([.B94]);&quot;&quot;;[.B94]))">
            <text:p/>
          </table:table-cell>
          <table:table-cell table:formula="of:=IF(OR([.B94]&gt;5;[.C94]&gt;5;[.D94]&gt;12;[.E94]&gt;13;[.F94]&gt;5;[.G94]&gt;2);&quot;Problème&quot;;&quot;&quot;)">
            <text:p/>
          </table:table-cell>
          <table:table-cell table:formula="of:=IF([.H94]=&quot;&quot;;&quot;&quot;;1)">
            <text:p/>
          </table:table-cell>
        </table:table-row>
        <table:table-row table:style-name="ro1">
          <table:table-cell office:value-type="float" office:value="74605" calcext:value-type="float">
            <text:p>74605</text:p>
          </table:table-cell>
          <table:table-cell table:number-columns-repeated="6"/>
          <table:table-cell table:formula="of:=IF(ISNUMBER([.B95]);SUM([.B95:.G95]);IF(ISBLANK([.B95]);&quot;&quot;;[.B95]))">
            <text:p/>
          </table:table-cell>
          <table:table-cell table:formula="of:=IF(OR([.B95]&gt;5;[.C95]&gt;5;[.D95]&gt;12;[.E95]&gt;13;[.F95]&gt;5;[.G95]&gt;2);&quot;Problème&quot;;&quot;&quot;)">
            <text:p/>
          </table:table-cell>
          <table:table-cell table:formula="of:=IF([.H95]=&quot;&quot;;&quot;&quot;;1)">
            <text:p/>
          </table:table-cell>
        </table:table-row>
        <table:table-row table:style-name="ro1">
          <table:table-cell office:value-type="float" office:value="74606" calcext:value-type="float">
            <text:p>74606</text:p>
          </table:table-cell>
          <table:table-cell table:number-columns-repeated="6"/>
          <table:table-cell table:formula="of:=IF(ISNUMBER([.B96]);SUM([.B96:.G96]);IF(ISBLANK([.B96]);&quot;&quot;;[.B96]))">
            <text:p/>
          </table:table-cell>
          <table:table-cell table:formula="of:=IF(OR([.B96]&gt;5;[.C96]&gt;5;[.D96]&gt;12;[.E96]&gt;13;[.F96]&gt;5;[.G96]&gt;2);&quot;Problème&quot;;&quot;&quot;)">
            <text:p/>
          </table:table-cell>
          <table:table-cell table:formula="of:=IF([.H96]=&quot;&quot;;&quot;&quot;;1)">
            <text:p/>
          </table:table-cell>
        </table:table-row>
        <table:table-row table:style-name="ro1">
          <table:table-cell office:value-type="float" office:value="74607" calcext:value-type="float">
            <text:p>74607</text:p>
          </table:table-cell>
          <table:table-cell table:number-columns-repeated="6"/>
          <table:table-cell table:formula="of:=IF(ISNUMBER([.B97]);SUM([.B97:.G97]);IF(ISBLANK([.B97]);&quot;&quot;;[.B97]))">
            <text:p/>
          </table:table-cell>
          <table:table-cell table:formula="of:=IF(OR([.B97]&gt;5;[.C97]&gt;5;[.D97]&gt;12;[.E97]&gt;13;[.F97]&gt;5;[.G97]&gt;2);&quot;Problème&quot;;&quot;&quot;)">
            <text:p/>
          </table:table-cell>
          <table:table-cell table:formula="of:=IF([.H97]=&quot;&quot;;&quot;&quot;;1)">
            <text:p/>
          </table:table-cell>
        </table:table-row>
        <table:table-row table:style-name="ro1">
          <table:table-cell office:value-type="float" office:value="74608" calcext:value-type="float">
            <text:p>74608</text:p>
          </table:table-cell>
          <table:table-cell table:number-columns-repeated="6"/>
          <table:table-cell table:formula="of:=IF(ISNUMBER([.B98]);SUM([.B98:.G98]);IF(ISBLANK([.B98]);&quot;&quot;;[.B98]))">
            <text:p/>
          </table:table-cell>
          <table:table-cell table:formula="of:=IF(OR([.B98]&gt;5;[.C98]&gt;5;[.D98]&gt;12;[.E98]&gt;13;[.F98]&gt;5;[.G98]&gt;2);&quot;Problème&quot;;&quot;&quot;)">
            <text:p/>
          </table:table-cell>
          <table:table-cell table:formula="of:=IF([.H98]=&quot;&quot;;&quot;&quot;;1)">
            <text:p/>
          </table:table-cell>
        </table:table-row>
        <table:table-row table:style-name="ro1">
          <table:table-cell office:value-type="float" office:value="74609" calcext:value-type="float">
            <text:p>74609</text:p>
          </table:table-cell>
          <table:table-cell table:number-columns-repeated="6"/>
          <table:table-cell table:formula="of:=IF(ISNUMBER([.B99]);SUM([.B99:.G99]);IF(ISBLANK([.B99]);&quot;&quot;;[.B99]))">
            <text:p/>
          </table:table-cell>
          <table:table-cell table:formula="of:=IF(OR([.B99]&gt;5;[.C99]&gt;5;[.D99]&gt;12;[.E99]&gt;13;[.F99]&gt;5;[.G99]&gt;2);&quot;Problème&quot;;&quot;&quot;)">
            <text:p/>
          </table:table-cell>
          <table:table-cell table:formula="of:=IF([.H99]=&quot;&quot;;&quot;&quot;;1)">
            <text:p/>
          </table:table-cell>
        </table:table-row>
        <table:table-row table:style-name="ro1">
          <table:table-cell office:value-type="float" office:value="74610" calcext:value-type="float">
            <text:p>74610</text:p>
          </table:table-cell>
          <table:table-cell table:number-columns-repeated="6"/>
          <table:table-cell table:formula="of:=IF(ISNUMBER([.B100]);SUM([.B100:.G100]);IF(ISBLANK([.B100]);&quot;&quot;;[.B100]))">
            <text:p/>
          </table:table-cell>
          <table:table-cell table:formula="of:=IF(OR([.B100]&gt;5;[.C100]&gt;5;[.D100]&gt;12;[.E100]&gt;13;[.F100]&gt;5;[.G100]&gt;2);&quot;Problème&quot;;&quot;&quot;)">
            <text:p/>
          </table:table-cell>
          <table:table-cell table:formula="of:=IF([.H100]=&quot;&quot;;&quot;&quot;;1)">
            <text:p/>
          </table:table-cell>
        </table:table-row>
        <table:table-row table:style-name="ro1">
          <table:table-cell office:value-type="float" office:value="74611" calcext:value-type="float">
            <text:p>74611</text:p>
          </table:table-cell>
          <table:table-cell table:number-columns-repeated="6"/>
          <table:table-cell table:formula="of:=IF(ISNUMBER([.B101]);SUM([.B101:.G101]);IF(ISBLANK([.B101]);&quot;&quot;;[.B101]))">
            <text:p/>
          </table:table-cell>
          <table:table-cell table:formula="of:=IF(OR([.B101]&gt;5;[.C101]&gt;5;[.D101]&gt;12;[.E101]&gt;13;[.F101]&gt;5;[.G101]&gt;2);&quot;Problème&quot;;&quot;&quot;)">
            <text:p/>
          </table:table-cell>
          <table:table-cell table:formula="of:=IF([.H101]=&quot;&quot;;&quot;&quot;;1)">
            <text:p/>
          </table:table-cell>
        </table:table-row>
        <table:table-row table:style-name="ro1">
          <table:table-cell office:value-type="float" office:value="74612" calcext:value-type="float">
            <text:p>74612</text:p>
          </table:table-cell>
          <table:table-cell table:number-columns-repeated="6"/>
          <table:table-cell table:formula="of:=IF(ISNUMBER([.B102]);SUM([.B102:.G102]);IF(ISBLANK([.B102]);&quot;&quot;;[.B102]))">
            <text:p/>
          </table:table-cell>
          <table:table-cell table:formula="of:=IF(OR([.B102]&gt;5;[.C102]&gt;5;[.D102]&gt;12;[.E102]&gt;13;[.F102]&gt;5;[.G102]&gt;2);&quot;Problème&quot;;&quot;&quot;)">
            <text:p/>
          </table:table-cell>
          <table:table-cell table:formula="of:=IF([.H102]=&quot;&quot;;&quot;&quot;;1)">
            <text:p/>
          </table:table-cell>
        </table:table-row>
        <table:table-row table:style-name="ro1">
          <table:table-cell office:value-type="float" office:value="74613" calcext:value-type="float">
            <text:p>74613</text:p>
          </table:table-cell>
          <table:table-cell table:number-columns-repeated="6"/>
          <table:table-cell table:formula="of:=IF(ISNUMBER([.B103]);SUM([.B103:.G103]);IF(ISBLANK([.B103]);&quot;&quot;;[.B103]))">
            <text:p/>
          </table:table-cell>
          <table:table-cell table:formula="of:=IF(OR([.B103]&gt;5;[.C103]&gt;5;[.D103]&gt;12;[.E103]&gt;13;[.F103]&gt;5;[.G103]&gt;2);&quot;Problème&quot;;&quot;&quot;)">
            <text:p/>
          </table:table-cell>
          <table:table-cell table:formula="of:=IF([.H103]=&quot;&quot;;&quot;&quot;;1)">
            <text:p/>
          </table:table-cell>
        </table:table-row>
        <table:table-row table:style-name="ro1">
          <table:table-cell office:value-type="float" office:value="74614" calcext:value-type="float">
            <text:p>74614</text:p>
          </table:table-cell>
          <table:table-cell table:number-columns-repeated="6"/>
          <table:table-cell table:formula="of:=IF(ISNUMBER([.B104]);SUM([.B104:.G104]);IF(ISBLANK([.B104]);&quot;&quot;;[.B104]))">
            <text:p/>
          </table:table-cell>
          <table:table-cell table:formula="of:=IF(OR([.B104]&gt;5;[.C104]&gt;5;[.D104]&gt;12;[.E104]&gt;13;[.F104]&gt;5;[.G104]&gt;2);&quot;Problème&quot;;&quot;&quot;)">
            <text:p/>
          </table:table-cell>
          <table:table-cell table:formula="of:=IF([.H104]=&quot;&quot;;&quot;&quot;;1)">
            <text:p/>
          </table:table-cell>
        </table:table-row>
        <table:table-row table:style-name="ro1">
          <table:table-cell office:value-type="float" office:value="74615" calcext:value-type="float">
            <text:p>74615</text:p>
          </table:table-cell>
          <table:table-cell table:number-columns-repeated="6"/>
          <table:table-cell table:formula="of:=IF(ISNUMBER([.B105]);SUM([.B105:.G105]);IF(ISBLANK([.B105]);&quot;&quot;;[.B105]))">
            <text:p/>
          </table:table-cell>
          <table:table-cell table:formula="of:=IF(OR([.B105]&gt;5;[.C105]&gt;5;[.D105]&gt;12;[.E105]&gt;13;[.F105]&gt;5;[.G105]&gt;2);&quot;Problème&quot;;&quot;&quot;)">
            <text:p/>
          </table:table-cell>
          <table:table-cell table:formula="of:=IF([.H105]=&quot;&quot;;&quot;&quot;;1)">
            <text:p/>
          </table:table-cell>
        </table:table-row>
        <table:table-row table:style-name="ro1">
          <table:table-cell office:value-type="float" office:value="74616" calcext:value-type="float">
            <text:p>74616</text:p>
          </table:table-cell>
          <table:table-cell table:number-columns-repeated="6"/>
          <table:table-cell table:formula="of:=IF(ISNUMBER([.B106]);SUM([.B106:.G106]);IF(ISBLANK([.B106]);&quot;&quot;;[.B106]))">
            <text:p/>
          </table:table-cell>
          <table:table-cell table:formula="of:=IF(OR([.B106]&gt;5;[.C106]&gt;5;[.D106]&gt;12;[.E106]&gt;13;[.F106]&gt;5;[.G106]&gt;2);&quot;Problème&quot;;&quot;&quot;)">
            <text:p/>
          </table:table-cell>
          <table:table-cell table:formula="of:=IF([.H106]=&quot;&quot;;&quot;&quot;;1)">
            <text:p/>
          </table:table-cell>
        </table:table-row>
        <table:table-row table:style-name="ro1">
          <table:table-cell office:value-type="float" office:value="74617" calcext:value-type="float">
            <text:p>74617</text:p>
          </table:table-cell>
          <table:table-cell table:number-columns-repeated="6"/>
          <table:table-cell table:formula="of:=IF(ISNUMBER([.B107]);SUM([.B107:.G107]);IF(ISBLANK([.B107]);&quot;&quot;;[.B107]))">
            <text:p/>
          </table:table-cell>
          <table:table-cell table:formula="of:=IF(OR([.B107]&gt;5;[.C107]&gt;5;[.D107]&gt;12;[.E107]&gt;13;[.F107]&gt;5;[.G107]&gt;2);&quot;Problème&quot;;&quot;&quot;)">
            <text:p/>
          </table:table-cell>
          <table:table-cell table:formula="of:=IF([.H107]=&quot;&quot;;&quot;&quot;;1)">
            <text:p/>
          </table:table-cell>
        </table:table-row>
        <table:table-row table:style-name="ro1">
          <table:table-cell office:value-type="float" office:value="74618" calcext:value-type="float">
            <text:p>74618</text:p>
          </table:table-cell>
          <table:table-cell table:number-columns-repeated="6"/>
          <table:table-cell table:formula="of:=IF(ISNUMBER([.B108]);SUM([.B108:.G108]);IF(ISBLANK([.B108]);&quot;&quot;;[.B108]))">
            <text:p/>
          </table:table-cell>
          <table:table-cell table:formula="of:=IF(OR([.B108]&gt;5;[.C108]&gt;5;[.D108]&gt;12;[.E108]&gt;13;[.F108]&gt;5;[.G108]&gt;2);&quot;Problème&quot;;&quot;&quot;)">
            <text:p/>
          </table:table-cell>
          <table:table-cell table:formula="of:=IF([.H108]=&quot;&quot;;&quot;&quot;;1)">
            <text:p/>
          </table:table-cell>
        </table:table-row>
        <table:table-row table:style-name="ro1">
          <table:table-cell office:value-type="float" office:value="74619" calcext:value-type="float">
            <text:p>74619</text:p>
          </table:table-cell>
          <table:table-cell table:number-columns-repeated="6"/>
          <table:table-cell table:formula="of:=IF(ISNUMBER([.B109]);SUM([.B109:.G109]);IF(ISBLANK([.B109]);&quot;&quot;;[.B109]))">
            <text:p/>
          </table:table-cell>
          <table:table-cell table:formula="of:=IF(OR([.B109]&gt;5;[.C109]&gt;5;[.D109]&gt;12;[.E109]&gt;13;[.F109]&gt;5;[.G109]&gt;2);&quot;Problème&quot;;&quot;&quot;)">
            <text:p/>
          </table:table-cell>
          <table:table-cell table:formula="of:=IF([.H109]=&quot;&quot;;&quot;&quot;;1)">
            <text:p/>
          </table:table-cell>
        </table:table-row>
        <table:table-row table:style-name="ro1">
          <table:table-cell office:value-type="float" office:value="74620" calcext:value-type="float">
            <text:p>74620</text:p>
          </table:table-cell>
          <table:table-cell table:number-columns-repeated="6"/>
          <table:table-cell table:formula="of:=IF(ISNUMBER([.B110]);SUM([.B110:.G110]);IF(ISBLANK([.B110]);&quot;&quot;;[.B110]))">
            <text:p/>
          </table:table-cell>
          <table:table-cell table:formula="of:=IF(OR([.B110]&gt;5;[.C110]&gt;5;[.D110]&gt;12;[.E110]&gt;13;[.F110]&gt;5;[.G110]&gt;2);&quot;Problème&quot;;&quot;&quot;)">
            <text:p/>
          </table:table-cell>
          <table:table-cell table:formula="of:=IF([.H110]=&quot;&quot;;&quot;&quot;;1)">
            <text:p/>
          </table:table-cell>
        </table:table-row>
        <table:table-row table:style-name="ro1">
          <table:table-cell office:value-type="float" office:value="74621" calcext:value-type="float">
            <text:p>74621</text:p>
          </table:table-cell>
          <table:table-cell table:number-columns-repeated="6"/>
          <table:table-cell table:formula="of:=IF(ISNUMBER([.B111]);SUM([.B111:.G111]);IF(ISBLANK([.B111]);&quot;&quot;;[.B111]))">
            <text:p/>
          </table:table-cell>
          <table:table-cell table:formula="of:=IF(OR([.B111]&gt;5;[.C111]&gt;5;[.D111]&gt;12;[.E111]&gt;13;[.F111]&gt;5;[.G111]&gt;2);&quot;Problème&quot;;&quot;&quot;)">
            <text:p/>
          </table:table-cell>
          <table:table-cell table:formula="of:=IF([.H111]=&quot;&quot;;&quot;&quot;;1)">
            <text:p/>
          </table:table-cell>
        </table:table-row>
        <table:table-row table:style-name="ro1">
          <table:table-cell office:value-type="float" office:value="74622" calcext:value-type="float">
            <text:p>74622</text:p>
          </table:table-cell>
          <table:table-cell table:number-columns-repeated="6"/>
          <table:table-cell table:formula="of:=IF(ISNUMBER([.B112]);SUM([.B112:.G112]);IF(ISBLANK([.B112]);&quot;&quot;;[.B112]))">
            <text:p/>
          </table:table-cell>
          <table:table-cell table:formula="of:=IF(OR([.B112]&gt;5;[.C112]&gt;5;[.D112]&gt;12;[.E112]&gt;13;[.F112]&gt;5;[.G112]&gt;2);&quot;Problème&quot;;&quot;&quot;)">
            <text:p/>
          </table:table-cell>
          <table:table-cell table:formula="of:=IF([.H112]=&quot;&quot;;&quot;&quot;;1)">
            <text:p/>
          </table:table-cell>
        </table:table-row>
        <table:table-row table:style-name="ro1">
          <table:table-cell office:value-type="float" office:value="74623" calcext:value-type="float">
            <text:p>74623</text:p>
          </table:table-cell>
          <table:table-cell table:number-columns-repeated="6"/>
          <table:table-cell table:formula="of:=IF(ISNUMBER([.B113]);SUM([.B113:.G113]);IF(ISBLANK([.B113]);&quot;&quot;;[.B113]))">
            <text:p/>
          </table:table-cell>
          <table:table-cell table:formula="of:=IF(OR([.B113]&gt;5;[.C113]&gt;5;[.D113]&gt;12;[.E113]&gt;13;[.F113]&gt;5;[.G113]&gt;2);&quot;Problème&quot;;&quot;&quot;)">
            <text:p/>
          </table:table-cell>
          <table:table-cell table:formula="of:=IF([.H113]=&quot;&quot;;&quot;&quot;;1)">
            <text:p/>
          </table:table-cell>
        </table:table-row>
        <table:table-row table:style-name="ro1">
          <table:table-cell office:value-type="float" office:value="74624" calcext:value-type="float">
            <text:p>74624</text:p>
          </table:table-cell>
          <table:table-cell table:number-columns-repeated="6"/>
          <table:table-cell table:formula="of:=IF(ISNUMBER([.B114]);SUM([.B114:.G114]);IF(ISBLANK([.B114]);&quot;&quot;;[.B114]))">
            <text:p/>
          </table:table-cell>
          <table:table-cell table:formula="of:=IF(OR([.B114]&gt;5;[.C114]&gt;5;[.D114]&gt;12;[.E114]&gt;13;[.F114]&gt;5;[.G114]&gt;2);&quot;Problème&quot;;&quot;&quot;)">
            <text:p/>
          </table:table-cell>
          <table:table-cell table:formula="of:=IF([.H114]=&quot;&quot;;&quot;&quot;;1)">
            <text:p/>
          </table:table-cell>
        </table:table-row>
        <table:table-row table:style-name="ro1">
          <table:table-cell office:value-type="float" office:value="74625" calcext:value-type="float">
            <text:p>74625</text:p>
          </table:table-cell>
          <table:table-cell table:number-columns-repeated="6"/>
          <table:table-cell table:formula="of:=IF(ISNUMBER([.B115]);SUM([.B115:.G115]);IF(ISBLANK([.B115]);&quot;&quot;;[.B115]))">
            <text:p/>
          </table:table-cell>
          <table:table-cell table:formula="of:=IF(OR([.B115]&gt;5;[.C115]&gt;5;[.D115]&gt;12;[.E115]&gt;13;[.F115]&gt;5;[.G115]&gt;2);&quot;Problème&quot;;&quot;&quot;)">
            <text:p/>
          </table:table-cell>
          <table:table-cell table:formula="of:=IF([.H115]=&quot;&quot;;&quot;&quot;;1)">
            <text:p/>
          </table:table-cell>
        </table:table-row>
        <table:table-row table:style-name="ro1">
          <table:table-cell office:value-type="float" office:value="74626" calcext:value-type="float">
            <text:p>74626</text:p>
          </table:table-cell>
          <table:table-cell table:number-columns-repeated="6"/>
          <table:table-cell table:formula="of:=IF(ISNUMBER([.B116]);SUM([.B116:.G116]);IF(ISBLANK([.B116]);&quot;&quot;;[.B116]))">
            <text:p/>
          </table:table-cell>
          <table:table-cell table:formula="of:=IF(OR([.B116]&gt;5;[.C116]&gt;5;[.D116]&gt;12;[.E116]&gt;13;[.F116]&gt;5;[.G116]&gt;2);&quot;Problème&quot;;&quot;&quot;)">
            <text:p/>
          </table:table-cell>
          <table:table-cell table:formula="of:=IF([.H116]=&quot;&quot;;&quot;&quot;;1)">
            <text:p/>
          </table:table-cell>
        </table:table-row>
        <table:table-row table:style-name="ro1">
          <table:table-cell office:value-type="float" office:value="74627" calcext:value-type="float">
            <text:p>74627</text:p>
          </table:table-cell>
          <table:table-cell table:number-columns-repeated="6"/>
          <table:table-cell table:formula="of:=IF(ISNUMBER([.B117]);SUM([.B117:.G117]);IF(ISBLANK([.B117]);&quot;&quot;;[.B117]))">
            <text:p/>
          </table:table-cell>
          <table:table-cell table:formula="of:=IF(OR([.B117]&gt;5;[.C117]&gt;5;[.D117]&gt;12;[.E117]&gt;13;[.F117]&gt;5;[.G117]&gt;2);&quot;Problème&quot;;&quot;&quot;)">
            <text:p/>
          </table:table-cell>
          <table:table-cell table:formula="of:=IF([.H117]=&quot;&quot;;&quot;&quot;;1)">
            <text:p/>
          </table:table-cell>
        </table:table-row>
        <table:table-row table:style-name="ro1">
          <table:table-cell office:value-type="float" office:value="74628" calcext:value-type="float">
            <text:p>74628</text:p>
          </table:table-cell>
          <table:table-cell table:number-columns-repeated="6"/>
          <table:table-cell table:formula="of:=IF(ISNUMBER([.B118]);SUM([.B118:.G118]);IF(ISBLANK([.B118]);&quot;&quot;;[.B118]))">
            <text:p/>
          </table:table-cell>
          <table:table-cell table:formula="of:=IF(OR([.B118]&gt;5;[.C118]&gt;5;[.D118]&gt;12;[.E118]&gt;13;[.F118]&gt;5;[.G118]&gt;2);&quot;Problème&quot;;&quot;&quot;)">
            <text:p/>
          </table:table-cell>
          <table:table-cell table:formula="of:=IF([.H118]=&quot;&quot;;&quot;&quot;;1)">
            <text:p/>
          </table:table-cell>
        </table:table-row>
        <table:table-row table:style-name="ro1">
          <table:table-cell office:value-type="float" office:value="74629" calcext:value-type="float">
            <text:p>74629</text:p>
          </table:table-cell>
          <table:table-cell table:number-columns-repeated="6"/>
          <table:table-cell table:formula="of:=IF(ISNUMBER([.B119]);SUM([.B119:.G119]);IF(ISBLANK([.B119]);&quot;&quot;;[.B119]))">
            <text:p/>
          </table:table-cell>
          <table:table-cell table:formula="of:=IF(OR([.B119]&gt;5;[.C119]&gt;5;[.D119]&gt;12;[.E119]&gt;13;[.F119]&gt;5;[.G119]&gt;2);&quot;Problème&quot;;&quot;&quot;)">
            <text:p/>
          </table:table-cell>
          <table:table-cell table:formula="of:=IF([.H119]=&quot;&quot;;&quot;&quot;;1)">
            <text:p/>
          </table:table-cell>
        </table:table-row>
        <table:table-row table:style-name="ro1">
          <table:table-cell office:value-type="float" office:value="74630" calcext:value-type="float">
            <text:p>74630</text:p>
          </table:table-cell>
          <table:table-cell table:number-columns-repeated="6"/>
          <table:table-cell table:formula="of:=IF(ISNUMBER([.B120]);SUM([.B120:.G120]);IF(ISBLANK([.B120]);&quot;&quot;;[.B120]))">
            <text:p/>
          </table:table-cell>
          <table:table-cell table:formula="of:=IF(OR([.B120]&gt;5;[.C120]&gt;5;[.D120]&gt;12;[.E120]&gt;13;[.F120]&gt;5;[.G120]&gt;2);&quot;Problème&quot;;&quot;&quot;)">
            <text:p/>
          </table:table-cell>
          <table:table-cell table:formula="of:=IF([.H120]=&quot;&quot;;&quot;&quot;;1)">
            <text:p/>
          </table:table-cell>
        </table:table-row>
        <table:table-row table:style-name="ro1">
          <table:table-cell office:value-type="float" office:value="74631" calcext:value-type="float">
            <text:p>74631</text:p>
          </table:table-cell>
          <table:table-cell table:number-columns-repeated="6"/>
          <table:table-cell table:formula="of:=IF(ISNUMBER([.B121]);SUM([.B121:.G121]);IF(ISBLANK([.B121]);&quot;&quot;;[.B121]))">
            <text:p/>
          </table:table-cell>
          <table:table-cell table:formula="of:=IF(OR([.B121]&gt;5;[.C121]&gt;5;[.D121]&gt;12;[.E121]&gt;13;[.F121]&gt;5;[.G121]&gt;2);&quot;Problème&quot;;&quot;&quot;)">
            <text:p/>
          </table:table-cell>
          <table:table-cell table:formula="of:=IF([.H121]=&quot;&quot;;&quot;&quot;;1)">
            <text:p/>
          </table:table-cell>
        </table:table-row>
        <table:table-row table:style-name="ro1">
          <table:table-cell office:value-type="float" office:value="74632" calcext:value-type="float">
            <text:p>74632</text:p>
          </table:table-cell>
          <table:table-cell table:number-columns-repeated="6"/>
          <table:table-cell table:formula="of:=IF(ISNUMBER([.B122]);SUM([.B122:.G122]);IF(ISBLANK([.B122]);&quot;&quot;;[.B122]))">
            <text:p/>
          </table:table-cell>
          <table:table-cell table:formula="of:=IF(OR([.B122]&gt;5;[.C122]&gt;5;[.D122]&gt;12;[.E122]&gt;13;[.F122]&gt;5;[.G122]&gt;2);&quot;Problème&quot;;&quot;&quot;)">
            <text:p/>
          </table:table-cell>
          <table:table-cell table:formula="of:=IF([.H122]=&quot;&quot;;&quot;&quot;;1)">
            <text:p/>
          </table:table-cell>
        </table:table-row>
        <table:table-row table:style-name="ro1">
          <table:table-cell office:value-type="float" office:value="74633" calcext:value-type="float">
            <text:p>74633</text:p>
          </table:table-cell>
          <table:table-cell table:number-columns-repeated="6"/>
          <table:table-cell table:formula="of:=IF(ISNUMBER([.B123]);SUM([.B123:.G123]);IF(ISBLANK([.B123]);&quot;&quot;;[.B123]))">
            <text:p/>
          </table:table-cell>
          <table:table-cell table:formula="of:=IF(OR([.B123]&gt;5;[.C123]&gt;5;[.D123]&gt;12;[.E123]&gt;13;[.F123]&gt;5;[.G123]&gt;2);&quot;Problème&quot;;&quot;&quot;)">
            <text:p/>
          </table:table-cell>
          <table:table-cell table:formula="of:=IF([.H123]=&quot;&quot;;&quot;&quot;;1)">
            <text:p/>
          </table:table-cell>
        </table:table-row>
        <table:table-row table:style-name="ro1">
          <table:table-cell office:value-type="float" office:value="74634" calcext:value-type="float">
            <text:p>74634</text:p>
          </table:table-cell>
          <table:table-cell table:number-columns-repeated="6"/>
          <table:table-cell table:formula="of:=IF(ISNUMBER([.B124]);SUM([.B124:.G124]);IF(ISBLANK([.B124]);&quot;&quot;;[.B124]))">
            <text:p/>
          </table:table-cell>
          <table:table-cell table:formula="of:=IF(OR([.B124]&gt;5;[.C124]&gt;5;[.D124]&gt;12;[.E124]&gt;13;[.F124]&gt;5;[.G124]&gt;2);&quot;Problème&quot;;&quot;&quot;)">
            <text:p/>
          </table:table-cell>
          <table:table-cell table:formula="of:=IF([.H124]=&quot;&quot;;&quot;&quot;;1)">
            <text:p/>
          </table:table-cell>
        </table:table-row>
        <table:table-row table:style-name="ro1">
          <table:table-cell office:value-type="float" office:value="74635" calcext:value-type="float">
            <text:p>74635</text:p>
          </table:table-cell>
          <table:table-cell table:number-columns-repeated="6"/>
          <table:table-cell table:formula="of:=IF(ISNUMBER([.B125]);SUM([.B125:.G125]);IF(ISBLANK([.B125]);&quot;&quot;;[.B125]))">
            <text:p/>
          </table:table-cell>
          <table:table-cell table:formula="of:=IF(OR([.B125]&gt;5;[.C125]&gt;5;[.D125]&gt;12;[.E125]&gt;13;[.F125]&gt;5;[.G125]&gt;2);&quot;Problème&quot;;&quot;&quot;)">
            <text:p/>
          </table:table-cell>
          <table:table-cell table:formula="of:=IF([.H125]=&quot;&quot;;&quot;&quot;;1)">
            <text:p/>
          </table:table-cell>
        </table:table-row>
        <table:table-row table:style-name="ro1">
          <table:table-cell office:value-type="float" office:value="74636" calcext:value-type="float">
            <text:p>74636</text:p>
          </table:table-cell>
          <table:table-cell table:number-columns-repeated="6"/>
          <table:table-cell table:formula="of:=IF(ISNUMBER([.B126]);SUM([.B126:.G126]);IF(ISBLANK([.B126]);&quot;&quot;;[.B126]))">
            <text:p/>
          </table:table-cell>
          <table:table-cell table:formula="of:=IF(OR([.B126]&gt;5;[.C126]&gt;5;[.D126]&gt;12;[.E126]&gt;13;[.F126]&gt;5;[.G126]&gt;2);&quot;Problème&quot;;&quot;&quot;)">
            <text:p/>
          </table:table-cell>
          <table:table-cell table:formula="of:=IF([.H126]=&quot;&quot;;&quot;&quot;;1)">
            <text:p/>
          </table:table-cell>
        </table:table-row>
        <table:table-row table:style-name="ro1">
          <table:table-cell office:value-type="float" office:value="74637" calcext:value-type="float">
            <text:p>74637</text:p>
          </table:table-cell>
          <table:table-cell table:number-columns-repeated="6"/>
          <table:table-cell table:formula="of:=IF(ISNUMBER([.B127]);SUM([.B127:.G127]);IF(ISBLANK([.B127]);&quot;&quot;;[.B127]))">
            <text:p/>
          </table:table-cell>
          <table:table-cell table:formula="of:=IF(OR([.B127]&gt;5;[.C127]&gt;5;[.D127]&gt;12;[.E127]&gt;13;[.F127]&gt;5;[.G127]&gt;2);&quot;Problème&quot;;&quot;&quot;)">
            <text:p/>
          </table:table-cell>
          <table:table-cell table:formula="of:=IF([.H127]=&quot;&quot;;&quot;&quot;;1)">
            <text:p/>
          </table:table-cell>
        </table:table-row>
        <table:table-row table:style-name="ro1">
          <table:table-cell office:value-type="float" office:value="74638" calcext:value-type="float">
            <text:p>74638</text:p>
          </table:table-cell>
          <table:table-cell table:number-columns-repeated="6"/>
          <table:table-cell table:formula="of:=IF(ISNUMBER([.B128]);SUM([.B128:.G128]);IF(ISBLANK([.B128]);&quot;&quot;;[.B128]))">
            <text:p/>
          </table:table-cell>
          <table:table-cell table:formula="of:=IF(OR([.B128]&gt;5;[.C128]&gt;5;[.D128]&gt;12;[.E128]&gt;13;[.F128]&gt;5;[.G128]&gt;2);&quot;Problème&quot;;&quot;&quot;)">
            <text:p/>
          </table:table-cell>
          <table:table-cell table:formula="of:=IF([.H128]=&quot;&quot;;&quot;&quot;;1)">
            <text:p/>
          </table:table-cell>
        </table:table-row>
        <table:table-row table:style-name="ro1">
          <table:table-cell office:value-type="float" office:value="74639" calcext:value-type="float">
            <text:p>74639</text:p>
          </table:table-cell>
          <table:table-cell table:number-columns-repeated="6"/>
          <table:table-cell table:formula="of:=IF(ISNUMBER([.B129]);SUM([.B129:.G129]);IF(ISBLANK([.B129]);&quot;&quot;;[.B129]))">
            <text:p/>
          </table:table-cell>
          <table:table-cell table:formula="of:=IF(OR([.B129]&gt;5;[.C129]&gt;5;[.D129]&gt;12;[.E129]&gt;13;[.F129]&gt;5;[.G129]&gt;2);&quot;Problème&quot;;&quot;&quot;)">
            <text:p/>
          </table:table-cell>
          <table:table-cell table:formula="of:=IF([.H129]=&quot;&quot;;&quot;&quot;;1)">
            <text:p/>
          </table:table-cell>
        </table:table-row>
        <table:table-row table:style-name="ro1">
          <table:table-cell office:value-type="float" office:value="74640" calcext:value-type="float">
            <text:p>74640</text:p>
          </table:table-cell>
          <table:table-cell table:number-columns-repeated="6"/>
          <table:table-cell table:formula="of:=IF(ISNUMBER([.B130]);SUM([.B130:.G130]);IF(ISBLANK([.B130]);&quot;&quot;;[.B130]))">
            <text:p/>
          </table:table-cell>
          <table:table-cell table:formula="of:=IF(OR([.B130]&gt;5;[.C130]&gt;5;[.D130]&gt;12;[.E130]&gt;13;[.F130]&gt;5;[.G130]&gt;2);&quot;Problème&quot;;&quot;&quot;)">
            <text:p/>
          </table:table-cell>
          <table:table-cell table:formula="of:=IF([.H130]=&quot;&quot;;&quot;&quot;;1)">
            <text:p/>
          </table:table-cell>
        </table:table-row>
        <table:table-row table:style-name="ro1">
          <table:table-cell office:value-type="float" office:value="74641" calcext:value-type="float">
            <text:p>74641</text:p>
          </table:table-cell>
          <table:table-cell table:number-columns-repeated="6"/>
          <table:table-cell table:formula="of:=IF(ISNUMBER([.B131]);SUM([.B131:.G131]);IF(ISBLANK([.B131]);&quot;&quot;;[.B131]))">
            <text:p/>
          </table:table-cell>
          <table:table-cell table:formula="of:=IF(OR([.B131]&gt;5;[.C131]&gt;5;[.D131]&gt;12;[.E131]&gt;13;[.F131]&gt;5;[.G131]&gt;2);&quot;Problème&quot;;&quot;&quot;)">
            <text:p/>
          </table:table-cell>
          <table:table-cell table:formula="of:=IF([.H131]=&quot;&quot;;&quot;&quot;;1)">
            <text:p/>
          </table:table-cell>
        </table:table-row>
        <table:table-row table:style-name="ro1">
          <table:table-cell office:value-type="float" office:value="74642" calcext:value-type="float">
            <text:p>74642</text:p>
          </table:table-cell>
          <table:table-cell table:number-columns-repeated="6"/>
          <table:table-cell table:formula="of:=IF(ISNUMBER([.B132]);SUM([.B132:.G132]);IF(ISBLANK([.B132]);&quot;&quot;;[.B132]))">
            <text:p/>
          </table:table-cell>
          <table:table-cell table:formula="of:=IF(OR([.B132]&gt;5;[.C132]&gt;5;[.D132]&gt;12;[.E132]&gt;13;[.F132]&gt;5;[.G132]&gt;2);&quot;Problème&quot;;&quot;&quot;)">
            <text:p/>
          </table:table-cell>
          <table:table-cell table:formula="of:=IF([.H132]=&quot;&quot;;&quot;&quot;;1)">
            <text:p/>
          </table:table-cell>
        </table:table-row>
        <table:table-row table:style-name="ro1">
          <table:table-cell office:value-type="float" office:value="74643" calcext:value-type="float">
            <text:p>74643</text:p>
          </table:table-cell>
          <table:table-cell table:number-columns-repeated="6"/>
          <table:table-cell table:formula="of:=IF(ISNUMBER([.B133]);SUM([.B133:.G133]);IF(ISBLANK([.B133]);&quot;&quot;;[.B133]))">
            <text:p/>
          </table:table-cell>
          <table:table-cell table:formula="of:=IF(OR([.B133]&gt;5;[.C133]&gt;5;[.D133]&gt;12;[.E133]&gt;13;[.F133]&gt;5;[.G133]&gt;2);&quot;Problème&quot;;&quot;&quot;)">
            <text:p/>
          </table:table-cell>
          <table:table-cell table:formula="of:=IF([.H133]=&quot;&quot;;&quot;&quot;;1)">
            <text:p/>
          </table:table-cell>
        </table:table-row>
        <table:table-row table:style-name="ro1">
          <table:table-cell office:value-type="float" office:value="74644" calcext:value-type="float">
            <text:p>74644</text:p>
          </table:table-cell>
          <table:table-cell table:number-columns-repeated="6"/>
          <table:table-cell table:formula="of:=IF(ISNUMBER([.B134]);SUM([.B134:.G134]);IF(ISBLANK([.B134]);&quot;&quot;;[.B134]))">
            <text:p/>
          </table:table-cell>
          <table:table-cell table:formula="of:=IF(OR([.B134]&gt;5;[.C134]&gt;5;[.D134]&gt;12;[.E134]&gt;13;[.F134]&gt;5;[.G134]&gt;2);&quot;Problème&quot;;&quot;&quot;)">
            <text:p/>
          </table:table-cell>
          <table:table-cell table:formula="of:=IF([.H134]=&quot;&quot;;&quot;&quot;;1)">
            <text:p/>
          </table:table-cell>
        </table:table-row>
        <table:table-row table:style-name="ro1">
          <table:table-cell office:value-type="float" office:value="74645" calcext:value-type="float">
            <text:p>74645</text:p>
          </table:table-cell>
          <table:table-cell table:number-columns-repeated="6"/>
          <table:table-cell table:formula="of:=IF(ISNUMBER([.B135]);SUM([.B135:.G135]);IF(ISBLANK([.B135]);&quot;&quot;;[.B135]))">
            <text:p/>
          </table:table-cell>
          <table:table-cell table:formula="of:=IF(OR([.B135]&gt;5;[.C135]&gt;5;[.D135]&gt;12;[.E135]&gt;13;[.F135]&gt;5;[.G135]&gt;2);&quot;Problème&quot;;&quot;&quot;)">
            <text:p/>
          </table:table-cell>
          <table:table-cell table:formula="of:=IF([.H135]=&quot;&quot;;&quot;&quot;;1)">
            <text:p/>
          </table:table-cell>
        </table:table-row>
        <table:table-row table:style-name="ro1">
          <table:table-cell office:value-type="float" office:value="74646" calcext:value-type="float">
            <text:p>74646</text:p>
          </table:table-cell>
          <table:table-cell table:number-columns-repeated="6"/>
          <table:table-cell table:formula="of:=IF(ISNUMBER([.B136]);SUM([.B136:.G136]);IF(ISBLANK([.B136]);&quot;&quot;;[.B136]))">
            <text:p/>
          </table:table-cell>
          <table:table-cell table:formula="of:=IF(OR([.B136]&gt;5;[.C136]&gt;5;[.D136]&gt;12;[.E136]&gt;13;[.F136]&gt;5;[.G136]&gt;2);&quot;Problème&quot;;&quot;&quot;)">
            <text:p/>
          </table:table-cell>
          <table:table-cell table:formula="of:=IF([.H136]=&quot;&quot;;&quot;&quot;;1)">
            <text:p/>
          </table:table-cell>
        </table:table-row>
        <table:table-row table:style-name="ro1">
          <table:table-cell office:value-type="float" office:value="74647" calcext:value-type="float">
            <text:p>74647</text:p>
          </table:table-cell>
          <table:table-cell table:number-columns-repeated="6"/>
          <table:table-cell table:formula="of:=IF(ISNUMBER([.B137]);SUM([.B137:.G137]);IF(ISBLANK([.B137]);&quot;&quot;;[.B137]))">
            <text:p/>
          </table:table-cell>
          <table:table-cell table:formula="of:=IF(OR([.B137]&gt;5;[.C137]&gt;5;[.D137]&gt;12;[.E137]&gt;13;[.F137]&gt;5;[.G137]&gt;2);&quot;Problème&quot;;&quot;&quot;)">
            <text:p/>
          </table:table-cell>
          <table:table-cell table:formula="of:=IF([.H137]=&quot;&quot;;&quot;&quot;;1)">
            <text:p/>
          </table:table-cell>
        </table:table-row>
        <table:table-row table:style-name="ro1">
          <table:table-cell office:value-type="float" office:value="74648" calcext:value-type="float">
            <text:p>74648</text:p>
          </table:table-cell>
          <table:table-cell table:number-columns-repeated="6"/>
          <table:table-cell table:formula="of:=IF(ISNUMBER([.B138]);SUM([.B138:.G138]);IF(ISBLANK([.B138]);&quot;&quot;;[.B138]))">
            <text:p/>
          </table:table-cell>
          <table:table-cell table:formula="of:=IF(OR([.B138]&gt;5;[.C138]&gt;5;[.D138]&gt;12;[.E138]&gt;13;[.F138]&gt;5;[.G138]&gt;2);&quot;Problème&quot;;&quot;&quot;)">
            <text:p/>
          </table:table-cell>
          <table:table-cell table:formula="of:=IF([.H138]=&quot;&quot;;&quot;&quot;;1)">
            <text:p/>
          </table:table-cell>
        </table:table-row>
        <table:table-row table:style-name="ro1">
          <table:table-cell office:value-type="float" office:value="74649" calcext:value-type="float">
            <text:p>74649</text:p>
          </table:table-cell>
          <table:table-cell table:number-columns-repeated="6"/>
          <table:table-cell table:formula="of:=IF(ISNUMBER([.B139]);SUM([.B139:.G139]);IF(ISBLANK([.B139]);&quot;&quot;;[.B139]))">
            <text:p/>
          </table:table-cell>
          <table:table-cell table:formula="of:=IF(OR([.B139]&gt;5;[.C139]&gt;5;[.D139]&gt;12;[.E139]&gt;13;[.F139]&gt;5;[.G139]&gt;2);&quot;Problème&quot;;&quot;&quot;)">
            <text:p/>
          </table:table-cell>
          <table:table-cell table:formula="of:=IF([.H139]=&quot;&quot;;&quot;&quot;;1)">
            <text:p/>
          </table:table-cell>
        </table:table-row>
        <table:table-row table:style-name="ro1">
          <table:table-cell office:value-type="float" office:value="74650" calcext:value-type="float">
            <text:p>74650</text:p>
          </table:table-cell>
          <table:table-cell table:number-columns-repeated="6"/>
          <table:table-cell table:formula="of:=IF(ISNUMBER([.B140]);SUM([.B140:.G140]);IF(ISBLANK([.B140]);&quot;&quot;;[.B140]))">
            <text:p/>
          </table:table-cell>
          <table:table-cell table:formula="of:=IF(OR([.B140]&gt;5;[.C140]&gt;5;[.D140]&gt;12;[.E140]&gt;13;[.F140]&gt;5;[.G140]&gt;2);&quot;Problème&quot;;&quot;&quot;)">
            <text:p/>
          </table:table-cell>
          <table:table-cell table:formula="of:=IF([.H140]=&quot;&quot;;&quot;&quot;;1)">
            <text:p/>
          </table:table-cell>
        </table:table-row>
        <table:table-row table:style-name="ro1">
          <table:table-cell office:value-type="float" office:value="74651" calcext:value-type="float">
            <text:p>74651</text:p>
          </table:table-cell>
          <table:table-cell table:number-columns-repeated="6"/>
          <table:table-cell table:formula="of:=IF(ISNUMBER([.B141]);SUM([.B141:.G141]);IF(ISBLANK([.B141]);&quot;&quot;;[.B141]))">
            <text:p/>
          </table:table-cell>
          <table:table-cell table:formula="of:=IF(OR([.B141]&gt;5;[.C141]&gt;5;[.D141]&gt;12;[.E141]&gt;13;[.F141]&gt;5;[.G141]&gt;2);&quot;Problème&quot;;&quot;&quot;)">
            <text:p/>
          </table:table-cell>
          <table:table-cell table:formula="of:=IF([.H141]=&quot;&quot;;&quot;&quot;;1)">
            <text:p/>
          </table:table-cell>
        </table:table-row>
        <table:table-row table:style-name="ro1">
          <table:table-cell office:value-type="float" office:value="74652" calcext:value-type="float">
            <text:p>74652</text:p>
          </table:table-cell>
          <table:table-cell table:number-columns-repeated="6"/>
          <table:table-cell table:formula="of:=IF(ISNUMBER([.B142]);SUM([.B142:.G142]);IF(ISBLANK([.B142]);&quot;&quot;;[.B142]))">
            <text:p/>
          </table:table-cell>
          <table:table-cell table:formula="of:=IF(OR([.B142]&gt;5;[.C142]&gt;5;[.D142]&gt;12;[.E142]&gt;13;[.F142]&gt;5;[.G142]&gt;2);&quot;Problème&quot;;&quot;&quot;)">
            <text:p/>
          </table:table-cell>
          <table:table-cell table:formula="of:=IF([.H142]=&quot;&quot;;&quot;&quot;;1)">
            <text:p/>
          </table:table-cell>
        </table:table-row>
        <table:table-row table:style-name="ro1">
          <table:table-cell office:value-type="float" office:value="74653" calcext:value-type="float">
            <text:p>74653</text:p>
          </table:table-cell>
          <table:table-cell table:number-columns-repeated="6"/>
          <table:table-cell table:formula="of:=IF(ISNUMBER([.B143]);SUM([.B143:.G143]);IF(ISBLANK([.B143]);&quot;&quot;;[.B143]))">
            <text:p/>
          </table:table-cell>
          <table:table-cell table:formula="of:=IF(OR([.B143]&gt;5;[.C143]&gt;5;[.D143]&gt;12;[.E143]&gt;13;[.F143]&gt;5;[.G143]&gt;2);&quot;Problème&quot;;&quot;&quot;)">
            <text:p/>
          </table:table-cell>
          <table:table-cell table:formula="of:=IF([.H143]=&quot;&quot;;&quot;&quot;;1)">
            <text:p/>
          </table:table-cell>
        </table:table-row>
        <table:table-row table:style-name="ro1">
          <table:table-cell office:value-type="float" office:value="74654" calcext:value-type="float">
            <text:p>74654</text:p>
          </table:table-cell>
          <table:table-cell table:number-columns-repeated="6"/>
          <table:table-cell table:formula="of:=IF(ISNUMBER([.B144]);SUM([.B144:.G144]);IF(ISBLANK([.B144]);&quot;&quot;;[.B144]))">
            <text:p/>
          </table:table-cell>
          <table:table-cell table:formula="of:=IF(OR([.B144]&gt;5;[.C144]&gt;5;[.D144]&gt;12;[.E144]&gt;13;[.F144]&gt;5;[.G144]&gt;2);&quot;Problème&quot;;&quot;&quot;)">
            <text:p/>
          </table:table-cell>
          <table:table-cell table:formula="of:=IF([.H144]=&quot;&quot;;&quot;&quot;;1)">
            <text:p/>
          </table:table-cell>
        </table:table-row>
        <table:table-row table:style-name="ro1">
          <table:table-cell office:value-type="float" office:value="74655" calcext:value-type="float">
            <text:p>746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145]);SUM([.B145:.G145]);IF(ISBLANK([.B145]);&quot;&quot;;[.B145]))" office:value-type="float" office:value="4" calcext:value-type="float">
            <text:p>4</text:p>
          </table:table-cell>
          <table:table-cell table:formula="of:=IF(OR([.B145]&gt;5;[.C145]&gt;5;[.D145]&gt;12;[.E145]&gt;13;[.F145]&gt;5;[.G145]&gt;2);&quot;Problème&quot;;&quot;&quot;)">
            <text:p/>
          </table:table-cell>
          <table:table-cell table:formula="of:=IF([.H145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56" calcext:value-type="float">
            <text:p>74656</text:p>
          </table:table-cell>
          <table:table-cell table:number-columns-repeated="6"/>
          <table:table-cell table:formula="of:=IF(ISNUMBER([.B146]);SUM([.B146:.G146]);IF(ISBLANK([.B146]);&quot;&quot;;[.B146]))">
            <text:p/>
          </table:table-cell>
          <table:table-cell table:formula="of:=IF(OR([.B146]&gt;5;[.C146]&gt;5;[.D146]&gt;12;[.E146]&gt;13;[.F146]&gt;5;[.G146]&gt;2);&quot;Problème&quot;;&quot;&quot;)">
            <text:p/>
          </table:table-cell>
          <table:table-cell table:formula="of:=IF([.H146]=&quot;&quot;;&quot;&quot;;1)">
            <text:p/>
          </table:table-cell>
        </table:table-row>
        <table:table-row table:style-name="ro1">
          <table:table-cell office:value-type="float" office:value="74657" calcext:value-type="float">
            <text:p>74657</text:p>
          </table:table-cell>
          <table:table-cell table:number-columns-repeated="6"/>
          <table:table-cell table:formula="of:=IF(ISNUMBER([.B147]);SUM([.B147:.G147]);IF(ISBLANK([.B147]);&quot;&quot;;[.B147]))">
            <text:p/>
          </table:table-cell>
          <table:table-cell table:formula="of:=IF(OR([.B147]&gt;5;[.C147]&gt;5;[.D147]&gt;12;[.E147]&gt;13;[.F147]&gt;5;[.G147]&gt;2);&quot;Problème&quot;;&quot;&quot;)">
            <text:p/>
          </table:table-cell>
          <table:table-cell table:formula="of:=IF([.H147]=&quot;&quot;;&quot;&quot;;1)">
            <text:p/>
          </table:table-cell>
        </table:table-row>
        <table:table-row table:style-name="ro1">
          <table:table-cell office:value-type="float" office:value="74658" calcext:value-type="float">
            <text:p>74658</text:p>
          </table:table-cell>
          <table:table-cell table:number-columns-repeated="6"/>
          <table:table-cell table:formula="of:=IF(ISNUMBER([.B148]);SUM([.B148:.G148]);IF(ISBLANK([.B148]);&quot;&quot;;[.B148]))">
            <text:p/>
          </table:table-cell>
          <table:table-cell table:formula="of:=IF(OR([.B148]&gt;5;[.C148]&gt;5;[.D148]&gt;12;[.E148]&gt;13;[.F148]&gt;5;[.G148]&gt;2);&quot;Problème&quot;;&quot;&quot;)">
            <text:p/>
          </table:table-cell>
          <table:table-cell table:formula="of:=IF([.H148]=&quot;&quot;;&quot;&quot;;1)">
            <text:p/>
          </table:table-cell>
        </table:table-row>
        <table:table-row table:style-name="ro1">
          <table:table-cell office:value-type="float" office:value="74659" calcext:value-type="float">
            <text:p>74659</text:p>
          </table:table-cell>
          <table:table-cell table:number-columns-repeated="6"/>
          <table:table-cell table:formula="of:=IF(ISNUMBER([.B149]);SUM([.B149:.G149]);IF(ISBLANK([.B149]);&quot;&quot;;[.B149]))">
            <text:p/>
          </table:table-cell>
          <table:table-cell table:formula="of:=IF(OR([.B149]&gt;5;[.C149]&gt;5;[.D149]&gt;12;[.E149]&gt;13;[.F149]&gt;5;[.G149]&gt;2);&quot;Problème&quot;;&quot;&quot;)">
            <text:p/>
          </table:table-cell>
          <table:table-cell table:formula="of:=IF([.H149]=&quot;&quot;;&quot;&quot;;1)">
            <text:p/>
          </table:table-cell>
        </table:table-row>
        <table:table-row table:style-name="ro1">
          <table:table-cell office:value-type="float" office:value="74660" calcext:value-type="float">
            <text:p>74660</text:p>
          </table:table-cell>
          <table:table-cell table:number-columns-repeated="6"/>
          <table:table-cell table:formula="of:=IF(ISNUMBER([.B150]);SUM([.B150:.G150]);IF(ISBLANK([.B150]);&quot;&quot;;[.B150]))">
            <text:p/>
          </table:table-cell>
          <table:table-cell table:formula="of:=IF(OR([.B150]&gt;5;[.C150]&gt;5;[.D150]&gt;12;[.E150]&gt;13;[.F150]&gt;5;[.G150]&gt;2);&quot;Problème&quot;;&quot;&quot;)">
            <text:p/>
          </table:table-cell>
          <table:table-cell table:formula="of:=IF([.H150]=&quot;&quot;;&quot;&quot;;1)">
            <text:p/>
          </table:table-cell>
        </table:table-row>
        <table:table-row table:style-name="ro1">
          <table:table-cell office:value-type="float" office:value="74661" calcext:value-type="float">
            <text:p>74661</text:p>
          </table:table-cell>
          <table:table-cell table:number-columns-repeated="6"/>
          <table:table-cell table:formula="of:=IF(ISNUMBER([.B151]);SUM([.B151:.G151]);IF(ISBLANK([.B151]);&quot;&quot;;[.B151]))">
            <text:p/>
          </table:table-cell>
          <table:table-cell table:formula="of:=IF(OR([.B151]&gt;5;[.C151]&gt;5;[.D151]&gt;12;[.E151]&gt;13;[.F151]&gt;5;[.G151]&gt;2);&quot;Problème&quot;;&quot;&quot;)">
            <text:p/>
          </table:table-cell>
          <table:table-cell table:formula="of:=IF([.H151]=&quot;&quot;;&quot;&quot;;1)">
            <text:p/>
          </table:table-cell>
        </table:table-row>
        <table:table-row table:style-name="ro1">
          <table:table-cell office:value-type="float" office:value="74662" calcext:value-type="float">
            <text:p>74662</text:p>
          </table:table-cell>
          <table:table-cell table:number-columns-repeated="6"/>
          <table:table-cell table:formula="of:=IF(ISNUMBER([.B152]);SUM([.B152:.G152]);IF(ISBLANK([.B152]);&quot;&quot;;[.B152]))">
            <text:p/>
          </table:table-cell>
          <table:table-cell table:formula="of:=IF(OR([.B152]&gt;5;[.C152]&gt;5;[.D152]&gt;12;[.E152]&gt;13;[.F152]&gt;5;[.G152]&gt;2);&quot;Problème&quot;;&quot;&quot;)">
            <text:p/>
          </table:table-cell>
          <table:table-cell table:formula="of:=IF([.H152]=&quot;&quot;;&quot;&quot;;1)">
            <text:p/>
          </table:table-cell>
        </table:table-row>
        <table:table-row table:style-name="ro1">
          <table:table-cell office:value-type="float" office:value="74663" calcext:value-type="float">
            <text:p>74663</text:p>
          </table:table-cell>
          <table:table-cell table:number-columns-repeated="6"/>
          <table:table-cell table:formula="of:=IF(ISNUMBER([.B153]);SUM([.B153:.G153]);IF(ISBLANK([.B153]);&quot;&quot;;[.B153]))">
            <text:p/>
          </table:table-cell>
          <table:table-cell table:formula="of:=IF(OR([.B153]&gt;5;[.C153]&gt;5;[.D153]&gt;12;[.E153]&gt;13;[.F153]&gt;5;[.G153]&gt;2);&quot;Problème&quot;;&quot;&quot;)">
            <text:p/>
          </table:table-cell>
          <table:table-cell table:formula="of:=IF([.H153]=&quot;&quot;;&quot;&quot;;1)">
            <text:p/>
          </table:table-cell>
        </table:table-row>
        <table:table-row table:style-name="ro1">
          <table:table-cell office:value-type="float" office:value="74664" calcext:value-type="float">
            <text:p>74664</text:p>
          </table:table-cell>
          <table:table-cell table:number-columns-repeated="6"/>
          <table:table-cell table:formula="of:=IF(ISNUMBER([.B154]);SUM([.B154:.G154]);IF(ISBLANK([.B154]);&quot;&quot;;[.B154]))">
            <text:p/>
          </table:table-cell>
          <table:table-cell table:formula="of:=IF(OR([.B154]&gt;5;[.C154]&gt;5;[.D154]&gt;12;[.E154]&gt;13;[.F154]&gt;5;[.G154]&gt;2);&quot;Problème&quot;;&quot;&quot;)">
            <text:p/>
          </table:table-cell>
          <table:table-cell table:formula="of:=IF([.H154]=&quot;&quot;;&quot;&quot;;1)">
            <text:p/>
          </table:table-cell>
        </table:table-row>
        <table:table-row table:style-name="ro1">
          <table:table-cell office:value-type="float" office:value="74665" calcext:value-type="float">
            <text:p>7466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ISNUMBER([.B155]);SUM([.B155:.G155]);IF(ISBLANK([.B155]);&quot;&quot;;[.B155]))" office:value-type="float" office:value="17.5" calcext:value-type="float">
            <text:p>17.5</text:p>
          </table:table-cell>
          <table:table-cell table:formula="of:=IF(OR([.B155]&gt;5;[.C155]&gt;5;[.D155]&gt;12;[.E155]&gt;13;[.F155]&gt;5;[.G155]&gt;2);&quot;Problème&quot;;&quot;&quot;)">
            <text:p/>
          </table:table-cell>
          <table:table-cell table:formula="of:=IF([.H155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66" calcext:value-type="float">
            <text:p>74666</text:p>
          </table:table-cell>
          <table:table-cell table:number-columns-repeated="6"/>
          <table:table-cell table:formula="of:=IF(ISNUMBER([.B156]);SUM([.B156:.G156]);IF(ISBLANK([.B156]);&quot;&quot;;[.B156]))">
            <text:p/>
          </table:table-cell>
          <table:table-cell table:formula="of:=IF(OR([.B156]&gt;5;[.C156]&gt;5;[.D156]&gt;12;[.E156]&gt;13;[.F156]&gt;5;[.G156]&gt;2);&quot;Problème&quot;;&quot;&quot;)">
            <text:p/>
          </table:table-cell>
          <table:table-cell table:formula="of:=IF([.H156]=&quot;&quot;;&quot;&quot;;1)">
            <text:p/>
          </table:table-cell>
        </table:table-row>
        <table:table-row table:style-name="ro1">
          <table:table-cell office:value-type="float" office:value="74667" calcext:value-type="float">
            <text:p>74667</text:p>
          </table:table-cell>
          <table:table-cell table:number-columns-repeated="6"/>
          <table:table-cell table:formula="of:=IF(ISNUMBER([.B157]);SUM([.B157:.G157]);IF(ISBLANK([.B157]);&quot;&quot;;[.B157]))">
            <text:p/>
          </table:table-cell>
          <table:table-cell table:formula="of:=IF(OR([.B157]&gt;5;[.C157]&gt;5;[.D157]&gt;12;[.E157]&gt;13;[.F157]&gt;5;[.G157]&gt;2);&quot;Problème&quot;;&quot;&quot;)">
            <text:p/>
          </table:table-cell>
          <table:table-cell table:formula="of:=IF([.H157]=&quot;&quot;;&quot;&quot;;1)">
            <text:p/>
          </table:table-cell>
        </table:table-row>
        <table:table-row table:style-name="ro1">
          <table:table-cell office:value-type="float" office:value="74668" calcext:value-type="float">
            <text:p>74668</text:p>
          </table:table-cell>
          <table:table-cell table:number-columns-repeated="6"/>
          <table:table-cell table:formula="of:=IF(ISNUMBER([.B158]);SUM([.B158:.G158]);IF(ISBLANK([.B158]);&quot;&quot;;[.B158]))">
            <text:p/>
          </table:table-cell>
          <table:table-cell table:formula="of:=IF(OR([.B158]&gt;5;[.C158]&gt;5;[.D158]&gt;12;[.E158]&gt;13;[.F158]&gt;5;[.G158]&gt;2);&quot;Problème&quot;;&quot;&quot;)">
            <text:p/>
          </table:table-cell>
          <table:table-cell table:formula="of:=IF([.H158]=&quot;&quot;;&quot;&quot;;1)">
            <text:p/>
          </table:table-cell>
        </table:table-row>
        <table:table-row table:style-name="ro1">
          <table:table-cell office:value-type="float" office:value="74669" calcext:value-type="float">
            <text:p>74669</text:p>
          </table:table-cell>
          <table:table-cell table:number-columns-repeated="6"/>
          <table:table-cell table:formula="of:=IF(ISNUMBER([.B159]);SUM([.B159:.G159]);IF(ISBLANK([.B159]);&quot;&quot;;[.B159]))">
            <text:p/>
          </table:table-cell>
          <table:table-cell table:formula="of:=IF(OR([.B159]&gt;5;[.C159]&gt;5;[.D159]&gt;12;[.E159]&gt;13;[.F159]&gt;5;[.G159]&gt;2);&quot;Problème&quot;;&quot;&quot;)">
            <text:p/>
          </table:table-cell>
          <table:table-cell table:formula="of:=IF([.H159]=&quot;&quot;;&quot;&quot;;1)">
            <text:p/>
          </table:table-cell>
        </table:table-row>
        <table:table-row table:style-name="ro1">
          <table:table-cell office:value-type="float" office:value="74670" calcext:value-type="float">
            <text:p>74670</text:p>
          </table:table-cell>
          <table:table-cell table:number-columns-repeated="6"/>
          <table:table-cell table:formula="of:=IF(ISNUMBER([.B160]);SUM([.B160:.G160]);IF(ISBLANK([.B160]);&quot;&quot;;[.B160]))">
            <text:p/>
          </table:table-cell>
          <table:table-cell table:formula="of:=IF(OR([.B160]&gt;5;[.C160]&gt;5;[.D160]&gt;12;[.E160]&gt;13;[.F160]&gt;5;[.G160]&gt;2);&quot;Problème&quot;;&quot;&quot;)">
            <text:p/>
          </table:table-cell>
          <table:table-cell table:formula="of:=IF([.H160]=&quot;&quot;;&quot;&quot;;1)">
            <text:p/>
          </table:table-cell>
        </table:table-row>
        <table:table-row table:style-name="ro1">
          <table:table-cell office:value-type="float" office:value="74671" calcext:value-type="float">
            <text:p>74671</text:p>
          </table:table-cell>
          <table:table-cell table:number-columns-repeated="6"/>
          <table:table-cell table:formula="of:=IF(ISNUMBER([.B161]);SUM([.B161:.G161]);IF(ISBLANK([.B161]);&quot;&quot;;[.B161]))">
            <text:p/>
          </table:table-cell>
          <table:table-cell table:formula="of:=IF(OR([.B161]&gt;5;[.C161]&gt;5;[.D161]&gt;12;[.E161]&gt;13;[.F161]&gt;5;[.G161]&gt;2);&quot;Problème&quot;;&quot;&quot;)">
            <text:p/>
          </table:table-cell>
          <table:table-cell table:formula="of:=IF([.H161]=&quot;&quot;;&quot;&quot;;1)">
            <text:p/>
          </table:table-cell>
        </table:table-row>
        <table:table-row table:style-name="ro1">
          <table:table-cell office:value-type="float" office:value="74672" calcext:value-type="float">
            <text:p>74672</text:p>
          </table:table-cell>
          <table:table-cell table:number-columns-repeated="6"/>
          <table:table-cell table:formula="of:=IF(ISNUMBER([.B162]);SUM([.B162:.G162]);IF(ISBLANK([.B162]);&quot;&quot;;[.B162]))">
            <text:p/>
          </table:table-cell>
          <table:table-cell table:formula="of:=IF(OR([.B162]&gt;5;[.C162]&gt;5;[.D162]&gt;12;[.E162]&gt;13;[.F162]&gt;5;[.G162]&gt;2);&quot;Problème&quot;;&quot;&quot;)">
            <text:p/>
          </table:table-cell>
          <table:table-cell table:formula="of:=IF([.H162]=&quot;&quot;;&quot;&quot;;1)">
            <text:p/>
          </table:table-cell>
        </table:table-row>
        <table:table-row table:style-name="ro1">
          <table:table-cell office:value-type="float" office:value="74673" calcext:value-type="float">
            <text:p>74673</text:p>
          </table:table-cell>
          <table:table-cell table:number-columns-repeated="6"/>
          <table:table-cell table:formula="of:=IF(ISNUMBER([.B163]);SUM([.B163:.G163]);IF(ISBLANK([.B163]);&quot;&quot;;[.B163]))">
            <text:p/>
          </table:table-cell>
          <table:table-cell table:formula="of:=IF(OR([.B163]&gt;5;[.C163]&gt;5;[.D163]&gt;12;[.E163]&gt;13;[.F163]&gt;5;[.G163]&gt;2);&quot;Problème&quot;;&quot;&quot;)">
            <text:p/>
          </table:table-cell>
          <table:table-cell table:formula="of:=IF([.H163]=&quot;&quot;;&quot;&quot;;1)">
            <text:p/>
          </table:table-cell>
        </table:table-row>
        <table:table-row table:style-name="ro1">
          <table:table-cell office:value-type="float" office:value="74674" calcext:value-type="float">
            <text:p>74674</text:p>
          </table:table-cell>
          <table:table-cell table:number-columns-repeated="6"/>
          <table:table-cell table:formula="of:=IF(ISNUMBER([.B164]);SUM([.B164:.G164]);IF(ISBLANK([.B164]);&quot;&quot;;[.B164]))">
            <text:p/>
          </table:table-cell>
          <table:table-cell table:formula="of:=IF(OR([.B164]&gt;5;[.C164]&gt;5;[.D164]&gt;12;[.E164]&gt;13;[.F164]&gt;5;[.G164]&gt;2);&quot;Problème&quot;;&quot;&quot;)">
            <text:p/>
          </table:table-cell>
          <table:table-cell table:formula="of:=IF([.H164]=&quot;&quot;;&quot;&quot;;1)">
            <text:p/>
          </table:table-cell>
        </table:table-row>
        <table:table-row table:style-name="ro1">
          <table:table-cell office:value-type="float" office:value="74675" calcext:value-type="float">
            <text:p>74675</text:p>
          </table:table-cell>
          <table:table-cell table:number-columns-repeated="6"/>
          <table:table-cell table:formula="of:=IF(ISNUMBER([.B165]);SUM([.B165:.G165]);IF(ISBLANK([.B165]);&quot;&quot;;[.B165]))">
            <text:p/>
          </table:table-cell>
          <table:table-cell table:formula="of:=IF(OR([.B165]&gt;5;[.C165]&gt;5;[.D165]&gt;12;[.E165]&gt;13;[.F165]&gt;5;[.G165]&gt;2);&quot;Problème&quot;;&quot;&quot;)">
            <text:p/>
          </table:table-cell>
          <table:table-cell table:formula="of:=IF([.H165]=&quot;&quot;;&quot;&quot;;1)">
            <text:p/>
          </table:table-cell>
        </table:table-row>
        <table:table-row table:style-name="ro1">
          <table:table-cell office:value-type="float" office:value="74676" calcext:value-type="float">
            <text:p>74676</text:p>
          </table:table-cell>
          <table:table-cell table:number-columns-repeated="6"/>
          <table:table-cell table:formula="of:=IF(ISNUMBER([.B166]);SUM([.B166:.G166]);IF(ISBLANK([.B166]);&quot;&quot;;[.B166]))">
            <text:p/>
          </table:table-cell>
          <table:table-cell table:formula="of:=IF(OR([.B166]&gt;5;[.C166]&gt;5;[.D166]&gt;12;[.E166]&gt;13;[.F166]&gt;5;[.G166]&gt;2);&quot;Problème&quot;;&quot;&quot;)">
            <text:p/>
          </table:table-cell>
          <table:table-cell table:formula="of:=IF([.H166]=&quot;&quot;;&quot;&quot;;1)">
            <text:p/>
          </table:table-cell>
        </table:table-row>
        <table:table-row table:style-name="ro1">
          <table:table-cell office:value-type="float" office:value="74677" calcext:value-type="float">
            <text:p>74677</text:p>
          </table:table-cell>
          <table:table-cell table:number-columns-repeated="6"/>
          <table:table-cell table:formula="of:=IF(ISNUMBER([.B167]);SUM([.B167:.G167]);IF(ISBLANK([.B167]);&quot;&quot;;[.B167]))">
            <text:p/>
          </table:table-cell>
          <table:table-cell table:formula="of:=IF(OR([.B167]&gt;5;[.C167]&gt;5;[.D167]&gt;12;[.E167]&gt;13;[.F167]&gt;5;[.G167]&gt;2);&quot;Problème&quot;;&quot;&quot;)">
            <text:p/>
          </table:table-cell>
          <table:table-cell table:formula="of:=IF([.H167]=&quot;&quot;;&quot;&quot;;1)">
            <text:p/>
          </table:table-cell>
        </table:table-row>
        <table:table-row table:style-name="ro1">
          <table:table-cell office:value-type="float" office:value="74678" calcext:value-type="float">
            <text:p>74678</text:p>
          </table:table-cell>
          <table:table-cell table:number-columns-repeated="6"/>
          <table:table-cell table:formula="of:=IF(ISNUMBER([.B168]);SUM([.B168:.G168]);IF(ISBLANK([.B168]);&quot;&quot;;[.B168]))">
            <text:p/>
          </table:table-cell>
          <table:table-cell table:formula="of:=IF(OR([.B168]&gt;5;[.C168]&gt;5;[.D168]&gt;12;[.E168]&gt;13;[.F168]&gt;5;[.G168]&gt;2);&quot;Problème&quot;;&quot;&quot;)">
            <text:p/>
          </table:table-cell>
          <table:table-cell table:formula="of:=IF([.H168]=&quot;&quot;;&quot;&quot;;1)">
            <text:p/>
          </table:table-cell>
        </table:table-row>
        <table:table-row table:style-name="ro1">
          <table:table-cell office:value-type="float" office:value="74679" calcext:value-type="float">
            <text:p>74679</text:p>
          </table:table-cell>
          <table:table-cell table:number-columns-repeated="6"/>
          <table:table-cell table:formula="of:=IF(ISNUMBER([.B169]);SUM([.B169:.G169]);IF(ISBLANK([.B169]);&quot;&quot;;[.B169]))">
            <text:p/>
          </table:table-cell>
          <table:table-cell table:formula="of:=IF(OR([.B169]&gt;5;[.C169]&gt;5;[.D169]&gt;12;[.E169]&gt;13;[.F169]&gt;5;[.G169]&gt;2);&quot;Problème&quot;;&quot;&quot;)">
            <text:p/>
          </table:table-cell>
          <table:table-cell table:formula="of:=IF([.H169]=&quot;&quot;;&quot;&quot;;1)">
            <text:p/>
          </table:table-cell>
        </table:table-row>
        <table:table-row table:style-name="ro1">
          <table:table-cell office:value-type="float" office:value="74680" calcext:value-type="float">
            <text:p>74680</text:p>
          </table:table-cell>
          <table:table-cell table:number-columns-repeated="6"/>
          <table:table-cell table:formula="of:=IF(ISNUMBER([.B170]);SUM([.B170:.G170]);IF(ISBLANK([.B170]);&quot;&quot;;[.B170]))">
            <text:p/>
          </table:table-cell>
          <table:table-cell table:formula="of:=IF(OR([.B170]&gt;5;[.C170]&gt;5;[.D170]&gt;12;[.E170]&gt;13;[.F170]&gt;5;[.G170]&gt;2);&quot;Problème&quot;;&quot;&quot;)">
            <text:p/>
          </table:table-cell>
          <table:table-cell table:formula="of:=IF([.H170]=&quot;&quot;;&quot;&quot;;1)">
            <text:p/>
          </table:table-cell>
        </table:table-row>
        <table:table-row table:style-name="ro1">
          <table:table-cell office:value-type="float" office:value="74681" calcext:value-type="float">
            <text:p>74681</text:p>
          </table:table-cell>
          <table:table-cell table:number-columns-repeated="6"/>
          <table:table-cell table:formula="of:=IF(ISNUMBER([.B171]);SUM([.B171:.G171]);IF(ISBLANK([.B171]);&quot;&quot;;[.B171]))">
            <text:p/>
          </table:table-cell>
          <table:table-cell table:formula="of:=IF(OR([.B171]&gt;5;[.C171]&gt;5;[.D171]&gt;12;[.E171]&gt;13;[.F171]&gt;5;[.G171]&gt;2);&quot;Problème&quot;;&quot;&quot;)">
            <text:p/>
          </table:table-cell>
          <table:table-cell table:formula="of:=IF([.H171]=&quot;&quot;;&quot;&quot;;1)">
            <text:p/>
          </table:table-cell>
        </table:table-row>
        <table:table-row table:style-name="ro1">
          <table:table-cell office:value-type="float" office:value="74682" calcext:value-type="float">
            <text:p>74682</text:p>
          </table:table-cell>
          <table:table-cell table:number-columns-repeated="6"/>
          <table:table-cell table:formula="of:=IF(ISNUMBER([.B172]);SUM([.B172:.G172]);IF(ISBLANK([.B172]);&quot;&quot;;[.B172]))">
            <text:p/>
          </table:table-cell>
          <table:table-cell table:formula="of:=IF(OR([.B172]&gt;5;[.C172]&gt;5;[.D172]&gt;12;[.E172]&gt;13;[.F172]&gt;5;[.G172]&gt;2);&quot;Problème&quot;;&quot;&quot;)">
            <text:p/>
          </table:table-cell>
          <table:table-cell table:formula="of:=IF([.H172]=&quot;&quot;;&quot;&quot;;1)">
            <text:p/>
          </table:table-cell>
        </table:table-row>
        <table:table-row table:style-name="ro1">
          <table:table-cell office:value-type="float" office:value="74683" calcext:value-type="float">
            <text:p>74683</text:p>
          </table:table-cell>
          <table:table-cell table:number-columns-repeated="6"/>
          <table:table-cell table:formula="of:=IF(ISNUMBER([.B173]);SUM([.B173:.G173]);IF(ISBLANK([.B173]);&quot;&quot;;[.B173]))">
            <text:p/>
          </table:table-cell>
          <table:table-cell table:formula="of:=IF(OR([.B173]&gt;5;[.C173]&gt;5;[.D173]&gt;12;[.E173]&gt;13;[.F173]&gt;5;[.G173]&gt;2);&quot;Problème&quot;;&quot;&quot;)">
            <text:p/>
          </table:table-cell>
          <table:table-cell table:formula="of:=IF([.H173]=&quot;&quot;;&quot;&quot;;1)">
            <text:p/>
          </table:table-cell>
        </table:table-row>
        <table:table-row table:style-name="ro1">
          <table:table-cell office:value-type="float" office:value="74684" calcext:value-type="float">
            <text:p>74684</text:p>
          </table:table-cell>
          <table:table-cell table:number-columns-repeated="6"/>
          <table:table-cell table:formula="of:=IF(ISNUMBER([.B174]);SUM([.B174:.G174]);IF(ISBLANK([.B174]);&quot;&quot;;[.B174]))">
            <text:p/>
          </table:table-cell>
          <table:table-cell table:formula="of:=IF(OR([.B174]&gt;5;[.C174]&gt;5;[.D174]&gt;12;[.E174]&gt;13;[.F174]&gt;5;[.G174]&gt;2);&quot;Problème&quot;;&quot;&quot;)">
            <text:p/>
          </table:table-cell>
          <table:table-cell table:formula="of:=IF([.H174]=&quot;&quot;;&quot;&quot;;1)">
            <text:p/>
          </table:table-cell>
        </table:table-row>
        <table:table-row table:style-name="ro1">
          <table:table-cell office:value-type="float" office:value="74685" calcext:value-type="float">
            <text:p>74685</text:p>
          </table:table-cell>
          <table:table-cell table:number-columns-repeated="6"/>
          <table:table-cell table:formula="of:=IF(ISNUMBER([.B175]);SUM([.B175:.G175]);IF(ISBLANK([.B175]);&quot;&quot;;[.B175]))">
            <text:p/>
          </table:table-cell>
          <table:table-cell table:formula="of:=IF(OR([.B175]&gt;5;[.C175]&gt;5;[.D175]&gt;12;[.E175]&gt;13;[.F175]&gt;5;[.G175]&gt;2);&quot;Problème&quot;;&quot;&quot;)">
            <text:p/>
          </table:table-cell>
          <table:table-cell table:formula="of:=IF([.H175]=&quot;&quot;;&quot;&quot;;1)">
            <text:p/>
          </table:table-cell>
        </table:table-row>
        <table:table-row table:style-name="ro1">
          <table:table-cell office:value-type="float" office:value="74686" calcext:value-type="float">
            <text:p>74686</text:p>
          </table:table-cell>
          <table:table-cell table:number-columns-repeated="6"/>
          <table:table-cell table:formula="of:=IF(ISNUMBER([.B176]);SUM([.B176:.G176]);IF(ISBLANK([.B176]);&quot;&quot;;[.B176]))">
            <text:p/>
          </table:table-cell>
          <table:table-cell table:formula="of:=IF(OR([.B176]&gt;5;[.C176]&gt;5;[.D176]&gt;12;[.E176]&gt;13;[.F176]&gt;5;[.G176]&gt;2);&quot;Problème&quot;;&quot;&quot;)">
            <text:p/>
          </table:table-cell>
          <table:table-cell table:formula="of:=IF([.H176]=&quot;&quot;;&quot;&quot;;1)">
            <text:p/>
          </table:table-cell>
        </table:table-row>
        <table:table-row table:style-name="ro1">
          <table:table-cell office:value-type="float" office:value="74687" calcext:value-type="float">
            <text:p>74687</text:p>
          </table:table-cell>
          <table:table-cell table:number-columns-repeated="6"/>
          <table:table-cell table:formula="of:=IF(ISNUMBER([.B177]);SUM([.B177:.G177]);IF(ISBLANK([.B177]);&quot;&quot;;[.B177]))">
            <text:p/>
          </table:table-cell>
          <table:table-cell table:formula="of:=IF(OR([.B177]&gt;5;[.C177]&gt;5;[.D177]&gt;12;[.E177]&gt;13;[.F177]&gt;5;[.G177]&gt;2);&quot;Problème&quot;;&quot;&quot;)">
            <text:p/>
          </table:table-cell>
          <table:table-cell table:formula="of:=IF([.H177]=&quot;&quot;;&quot;&quot;;1)">
            <text:p/>
          </table:table-cell>
        </table:table-row>
        <table:table-row table:style-name="ro1">
          <table:table-cell office:value-type="float" office:value="74688" calcext:value-type="float">
            <text:p>74688</text:p>
          </table:table-cell>
          <table:table-cell table:number-columns-repeated="6"/>
          <table:table-cell table:formula="of:=IF(ISNUMBER([.B178]);SUM([.B178:.G178]);IF(ISBLANK([.B178]);&quot;&quot;;[.B178]))">
            <text:p/>
          </table:table-cell>
          <table:table-cell table:formula="of:=IF(OR([.B178]&gt;5;[.C178]&gt;5;[.D178]&gt;12;[.E178]&gt;13;[.F178]&gt;5;[.G178]&gt;2);&quot;Problème&quot;;&quot;&quot;)">
            <text:p/>
          </table:table-cell>
          <table:table-cell table:formula="of:=IF([.H178]=&quot;&quot;;&quot;&quot;;1)">
            <text:p/>
          </table:table-cell>
        </table:table-row>
        <table:table-row table:style-name="ro1">
          <table:table-cell office:value-type="float" office:value="74689" calcext:value-type="float">
            <text:p>74689</text:p>
          </table:table-cell>
          <table:table-cell table:number-columns-repeated="6"/>
          <table:table-cell table:formula="of:=IF(ISNUMBER([.B179]);SUM([.B179:.G179]);IF(ISBLANK([.B179]);&quot;&quot;;[.B179]))">
            <text:p/>
          </table:table-cell>
          <table:table-cell table:formula="of:=IF(OR([.B179]&gt;5;[.C179]&gt;5;[.D179]&gt;12;[.E179]&gt;13;[.F179]&gt;5;[.G179]&gt;2);&quot;Problème&quot;;&quot;&quot;)">
            <text:p/>
          </table:table-cell>
          <table:table-cell table:formula="of:=IF([.H179]=&quot;&quot;;&quot;&quot;;1)">
            <text:p/>
          </table:table-cell>
        </table:table-row>
        <table:table-row table:style-name="ro1">
          <table:table-cell office:value-type="float" office:value="74690" calcext:value-type="float">
            <text:p>74690</text:p>
          </table:table-cell>
          <table:table-cell table:number-columns-repeated="6"/>
          <table:table-cell table:formula="of:=IF(ISNUMBER([.B180]);SUM([.B180:.G180]);IF(ISBLANK([.B180]);&quot;&quot;;[.B180]))">
            <text:p/>
          </table:table-cell>
          <table:table-cell table:formula="of:=IF(OR([.B180]&gt;5;[.C180]&gt;5;[.D180]&gt;12;[.E180]&gt;13;[.F180]&gt;5;[.G180]&gt;2);&quot;Problème&quot;;&quot;&quot;)">
            <text:p/>
          </table:table-cell>
          <table:table-cell table:formula="of:=IF([.H180]=&quot;&quot;;&quot;&quot;;1)">
            <text:p/>
          </table:table-cell>
        </table:table-row>
        <table:table-row table:style-name="ro1">
          <table:table-cell office:value-type="float" office:value="74691" calcext:value-type="float">
            <text:p>74691</text:p>
          </table:table-cell>
          <table:table-cell table:number-columns-repeated="6"/>
          <table:table-cell table:formula="of:=IF(ISNUMBER([.B181]);SUM([.B181:.G181]);IF(ISBLANK([.B181]);&quot;&quot;;[.B181]))">
            <text:p/>
          </table:table-cell>
          <table:table-cell table:formula="of:=IF(OR([.B181]&gt;5;[.C181]&gt;5;[.D181]&gt;12;[.E181]&gt;13;[.F181]&gt;5;[.G181]&gt;2);&quot;Problème&quot;;&quot;&quot;)">
            <text:p/>
          </table:table-cell>
          <table:table-cell table:formula="of:=IF([.H181]=&quot;&quot;;&quot;&quot;;1)">
            <text:p/>
          </table:table-cell>
        </table:table-row>
        <table:table-row table:style-name="ro1">
          <table:table-cell office:value-type="float" office:value="74692" calcext:value-type="float">
            <text:p>74692</text:p>
          </table:table-cell>
          <table:table-cell table:number-columns-repeated="6"/>
          <table:table-cell table:formula="of:=IF(ISNUMBER([.B182]);SUM([.B182:.G182]);IF(ISBLANK([.B182]);&quot;&quot;;[.B182]))">
            <text:p/>
          </table:table-cell>
          <table:table-cell table:formula="of:=IF(OR([.B182]&gt;5;[.C182]&gt;5;[.D182]&gt;12;[.E182]&gt;13;[.F182]&gt;5;[.G182]&gt;2);&quot;Problème&quot;;&quot;&quot;)">
            <text:p/>
          </table:table-cell>
          <table:table-cell table:formula="of:=IF([.H182]=&quot;&quot;;&quot;&quot;;1)">
            <text:p/>
          </table:table-cell>
        </table:table-row>
        <table:table-row table:style-name="ro1">
          <table:table-cell office:value-type="float" office:value="74693" calcext:value-type="float">
            <text:p>74693</text:p>
          </table:table-cell>
          <table:table-cell table:number-columns-repeated="6"/>
          <table:table-cell table:formula="of:=IF(ISNUMBER([.B183]);SUM([.B183:.G183]);IF(ISBLANK([.B183]);&quot;&quot;;[.B183]))">
            <text:p/>
          </table:table-cell>
          <table:table-cell table:formula="of:=IF(OR([.B183]&gt;5;[.C183]&gt;5;[.D183]&gt;12;[.E183]&gt;13;[.F183]&gt;5;[.G183]&gt;2);&quot;Problème&quot;;&quot;&quot;)">
            <text:p/>
          </table:table-cell>
          <table:table-cell table:formula="of:=IF([.H183]=&quot;&quot;;&quot;&quot;;1)">
            <text:p/>
          </table:table-cell>
        </table:table-row>
        <table:table-row table:style-name="ro1">
          <table:table-cell office:value-type="float" office:value="74694" calcext:value-type="float">
            <text:p>74694</text:p>
          </table:table-cell>
          <table:table-cell table:number-columns-repeated="6"/>
          <table:table-cell table:formula="of:=IF(ISNUMBER([.B184]);SUM([.B184:.G184]);IF(ISBLANK([.B184]);&quot;&quot;;[.B184]))">
            <text:p/>
          </table:table-cell>
          <table:table-cell table:formula="of:=IF(OR([.B184]&gt;5;[.C184]&gt;5;[.D184]&gt;12;[.E184]&gt;13;[.F184]&gt;5;[.G184]&gt;2);&quot;Problème&quot;;&quot;&quot;)">
            <text:p/>
          </table:table-cell>
          <table:table-cell table:formula="of:=IF([.H184]=&quot;&quot;;&quot;&quot;;1)">
            <text:p/>
          </table:table-cell>
        </table:table-row>
        <table:table-row table:style-name="ro1">
          <table:table-cell office:value-type="float" office:value="74695" calcext:value-type="float">
            <text:p>74695</text:p>
          </table:table-cell>
          <table:table-cell table:number-columns-repeated="6"/>
          <table:table-cell table:formula="of:=IF(ISNUMBER([.B185]);SUM([.B185:.G185]);IF(ISBLANK([.B185]);&quot;&quot;;[.B185]))">
            <text:p/>
          </table:table-cell>
          <table:table-cell table:formula="of:=IF(OR([.B185]&gt;5;[.C185]&gt;5;[.D185]&gt;12;[.E185]&gt;13;[.F185]&gt;5;[.G185]&gt;2);&quot;Problème&quot;;&quot;&quot;)">
            <text:p/>
          </table:table-cell>
          <table:table-cell table:formula="of:=IF([.H185]=&quot;&quot;;&quot;&quot;;1)">
            <text:p/>
          </table:table-cell>
        </table:table-row>
        <table:table-row table:style-name="ro1">
          <table:table-cell office:value-type="float" office:value="74696" calcext:value-type="float">
            <text:p>74696</text:p>
          </table:table-cell>
          <table:table-cell table:number-columns-repeated="6"/>
          <table:table-cell table:formula="of:=IF(ISNUMBER([.B186]);SUM([.B186:.G186]);IF(ISBLANK([.B186]);&quot;&quot;;[.B186]))">
            <text:p/>
          </table:table-cell>
          <table:table-cell table:formula="of:=IF(OR([.B186]&gt;5;[.C186]&gt;5;[.D186]&gt;12;[.E186]&gt;13;[.F186]&gt;5;[.G186]&gt;2);&quot;Problème&quot;;&quot;&quot;)">
            <text:p/>
          </table:table-cell>
          <table:table-cell table:formula="of:=IF([.H186]=&quot;&quot;;&quot;&quot;;1)">
            <text:p/>
          </table:table-cell>
        </table:table-row>
        <table:table-row table:style-name="ro1">
          <table:table-cell office:value-type="float" office:value="74697" calcext:value-type="float">
            <text:p>74697</text:p>
          </table:table-cell>
          <table:table-cell table:number-columns-repeated="6"/>
          <table:table-cell table:formula="of:=IF(ISNUMBER([.B187]);SUM([.B187:.G187]);IF(ISBLANK([.B187]);&quot;&quot;;[.B187]))">
            <text:p/>
          </table:table-cell>
          <table:table-cell table:formula="of:=IF(OR([.B187]&gt;5;[.C187]&gt;5;[.D187]&gt;12;[.E187]&gt;13;[.F187]&gt;5;[.G187]&gt;2);&quot;Problème&quot;;&quot;&quot;)">
            <text:p/>
          </table:table-cell>
          <table:table-cell table:formula="of:=IF([.H187]=&quot;&quot;;&quot;&quot;;1)">
            <text:p/>
          </table:table-cell>
        </table:table-row>
        <table:table-row table:style-name="ro1">
          <table:table-cell office:value-type="float" office:value="74698" calcext:value-type="float">
            <text:p>74698</text:p>
          </table:table-cell>
          <table:table-cell table:number-columns-repeated="6"/>
          <table:table-cell table:formula="of:=IF(ISNUMBER([.B188]);SUM([.B188:.G188]);IF(ISBLANK([.B188]);&quot;&quot;;[.B188]))">
            <text:p/>
          </table:table-cell>
          <table:table-cell table:formula="of:=IF(OR([.B188]&gt;5;[.C188]&gt;5;[.D188]&gt;12;[.E188]&gt;13;[.F188]&gt;5;[.G188]&gt;2);&quot;Problème&quot;;&quot;&quot;)">
            <text:p/>
          </table:table-cell>
          <table:table-cell table:formula="of:=IF([.H188]=&quot;&quot;;&quot;&quot;;1)">
            <text:p/>
          </table:table-cell>
        </table:table-row>
        <table:table-row table:style-name="ro1">
          <table:table-cell office:value-type="float" office:value="74699" calcext:value-type="float">
            <text:p>74699</text:p>
          </table:table-cell>
          <table:table-cell table:number-columns-repeated="6"/>
          <table:table-cell table:formula="of:=IF(ISNUMBER([.B189]);SUM([.B189:.G189]);IF(ISBLANK([.B189]);&quot;&quot;;[.B189]))">
            <text:p/>
          </table:table-cell>
          <table:table-cell table:formula="of:=IF(OR([.B189]&gt;5;[.C189]&gt;5;[.D189]&gt;12;[.E189]&gt;13;[.F189]&gt;5;[.G189]&gt;2);&quot;Problème&quot;;&quot;&quot;)">
            <text:p/>
          </table:table-cell>
          <table:table-cell table:formula="of:=IF([.H189]=&quot;&quot;;&quot;&quot;;1)">
            <text:p/>
          </table:table-cell>
        </table:table-row>
        <table:table-row table:style-name="ro1">
          <table:table-cell office:value-type="float" office:value="74700" calcext:value-type="float">
            <text:p>74700</text:p>
          </table:table-cell>
          <table:table-cell table:number-columns-repeated="6"/>
          <table:table-cell table:formula="of:=IF(ISNUMBER([.B190]);SUM([.B190:.G190]);IF(ISBLANK([.B190]);&quot;&quot;;[.B190]))">
            <text:p/>
          </table:table-cell>
          <table:table-cell table:formula="of:=IF(OR([.B190]&gt;5;[.C190]&gt;5;[.D190]&gt;12;[.E190]&gt;13;[.F190]&gt;5;[.G190]&gt;2);&quot;Problème&quot;;&quot;&quot;)">
            <text:p/>
          </table:table-cell>
          <table:table-cell table:formula="of:=IF([.H190]=&quot;&quot;;&quot;&quot;;1)">
            <text:p/>
          </table:table-cell>
        </table:table-row>
        <table:table-row table:style-name="ro1">
          <table:table-cell office:value-type="float" office:value="74701" calcext:value-type="float">
            <text:p>74701</text:p>
          </table:table-cell>
          <table:table-cell table:number-columns-repeated="6"/>
          <table:table-cell table:formula="of:=IF(ISNUMBER([.B191]);SUM([.B191:.G191]);IF(ISBLANK([.B191]);&quot;&quot;;[.B191]))">
            <text:p/>
          </table:table-cell>
          <table:table-cell table:formula="of:=IF(OR([.B191]&gt;5;[.C191]&gt;5;[.D191]&gt;12;[.E191]&gt;13;[.F191]&gt;5;[.G191]&gt;2);&quot;Problème&quot;;&quot;&quot;)">
            <text:p/>
          </table:table-cell>
          <table:table-cell table:formula="of:=IF([.H191]=&quot;&quot;;&quot;&quot;;1)">
            <text:p/>
          </table:table-cell>
        </table:table-row>
        <table:table-row table:style-name="ro1">
          <table:table-cell office:value-type="float" office:value="74702" calcext:value-type="float">
            <text:p>74702</text:p>
          </table:table-cell>
          <table:table-cell table:number-columns-repeated="6"/>
          <table:table-cell table:formula="of:=IF(ISNUMBER([.B192]);SUM([.B192:.G192]);IF(ISBLANK([.B192]);&quot;&quot;;[.B192]))">
            <text:p/>
          </table:table-cell>
          <table:table-cell table:formula="of:=IF(OR([.B192]&gt;5;[.C192]&gt;5;[.D192]&gt;12;[.E192]&gt;13;[.F192]&gt;5;[.G192]&gt;2);&quot;Problème&quot;;&quot;&quot;)">
            <text:p/>
          </table:table-cell>
          <table:table-cell table:formula="of:=IF([.H192]=&quot;&quot;;&quot;&quot;;1)">
            <text:p/>
          </table:table-cell>
        </table:table-row>
      </table:table>
      <table:named-expressions/>
      <table:database-ranges>
        <table:database-range table:name="__Anonymous_Sheet_DB__0" table:target-range-address="Feuille1.A2:Feuille1.A19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15:09:41.7614352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1:49:26.843089619</meta:creation-date>
    <dc:date>2025-03-26T15:12:13.587677051</dc:date>
    <meta:editing-duration>PT47M24S</meta:editing-duration>
    <meta:editing-cycles>5</meta:editing-cycles>
    <meta:generator>LibreOffice/24.2.7.2$Linux_X86_64 LibreOffice_project/420$Build-2</meta:generator>
    <meta:document-statistic meta:table-count="1" meta:cell-count="808" meta:object-count="0"/>
  </office:meta>
</office:document-meta>
</file>